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9in"/>
    </style:style>
    <style:style style:name="co2" style:family="table-column">
      <style:table-column-properties fo:break-before="auto" style:column-width="3.1445in"/>
    </style:style>
    <style:style style:name="co3" style:family="table-column">
      <style:table-column-properties fo:break-before="auto" style:column-width="0.4925in"/>
    </style:style>
    <style:style style:name="co4" style:family="table-column">
      <style:table-column-properties fo:break-before="auto" style:column-width="0.598in"/>
    </style:style>
    <style:style style:name="co5" style:family="table-column">
      <style:table-column-properties fo:break-before="auto" style:column-width="0.4437in"/>
    </style:style>
    <style:style style:name="co6" style:family="table-column">
      <style:table-column-properties fo:break-before="auto" style:column-width="0.5307in"/>
    </style:style>
    <style:style style:name="co7" style:family="table-column">
      <style:table-column-properties fo:break-before="auto" style:column-width="0.5016in"/>
    </style:style>
    <style:style style:name="co8" style:family="table-column">
      <style:table-column-properties fo:break-before="auto" style:column-width="0.4728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0.7138in"/>
    </style:style>
    <style:style style:name="co13" style:family="table-column">
      <style:table-column-properties fo:break-before="auto" style:column-width="0.6272in"/>
    </style:style>
    <style:style style:name="co14" style:family="table-column">
      <style:table-column-properties fo:break-before="auto" style:column-width="0.5693in"/>
    </style:style>
    <style:style style:name="co15" style:family="table-column">
      <style:table-column-properties fo:break-before="auto" style:column-width="0.39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PageStyle_5f_RawData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4a853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bold" style:font-size-asian="8pt" style:font-style-asian="normal" style:font-weight-asian="bold" style:font-name-complex="&quot;Liberation Sans&quot;" style:font-size-complex="8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4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4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4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5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51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52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53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54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5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56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8" style:family="table-cell" style:parent-style-name="Pivot_20_Table_20_Value" style:data-style-name="N0"/>
    <style:style style:name="ce59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60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6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2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63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64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65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66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6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6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69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70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71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72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6224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4.7244in" fo:min-height="0.515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aw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Copy and paste Callsign and Subject</text:p>
          </table:table-cell>
          <table:covered-table-cell/>
          <table:table-cell table:style-name="ce4" office:value-type="string" calcext:value-type="string" table:number-columns-spanned="9" table:number-rows-spanned="1">
            <text:p>Formula generates vales columns C:J (don't change unless you know what you are doing)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table:style-name="ce2" office:value-type="string" calcext:value-type="string">
            <text:p>Callsign</text:p>
          </table:table-cell>
          <table:table-cell table:style-name="ce2" office:value-type="string" calcext:value-type="string">
            <text:p>Subject</text:p>
          </table:table-cell>
          <table:table-cell table:style-name="ce5" office:value-type="string" calcext:value-type="string">
            <text:p>PACKET</text:p>
          </table:table-cell>
          <table:table-cell table:style-name="ce5" office:value-type="string" calcext:value-type="string">
            <text:p>VARA VHF</text:p>
          </table:table-cell>
          <table:table-cell table:style-name="ce5" office:value-type="string" calcext:value-type="string">
            <text:p>VARA UHF</text:p>
          </table:table-cell>
          <table:table-cell table:style-name="ce5" office:value-type="string" calcext:value-type="string">
            <text:p>ARDOP</text:p>
          </table:table-cell>
          <table:table-cell table:style-name="ce5" office:value-type="string" calcext:value-type="string">
            <office:annotation draw:style-name="gr1" draw:text-style-name="P2" svg:width="2.4217in" svg:height="0.7012in" svg:x="6.552in" svg:y="0.3378in" draw:caption-point-x="-0.1602in" draw:caption-point-y="-0.1559in">
              <dc:date>2023-08-13T00:00:00</dc:date>
              <text:p text:style-name="P1"><text:span text:style-name="T1">Search does not distinguish between "HF" and "VHF" or "UHF" if VARA VHF/UHF is false then assume HF is intended</text:span></text:p>
            </office:annotation>
            <text:p>VARA HF</text:p>
          </table:table-cell>
          <table:table-cell table:style-name="ce5" office:value-type="string" calcext:value-type="string">
            <text:p>PACTOR</text:p>
          </table:table-cell>
          <table:table-cell table:style-name="ce5" office:value-type="string" calcext:value-type="string">
            <text:p>TELNET</text:p>
          </table:table-cell>
          <table:table-cell table:style-name="ce5" office:value-type="string" calcext:value-type="string">
            <text:p>Other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0CALL</text:p>
          </table:table-cell>
          <table:table-cell table:style-name="ce3" office:value-type="string" calcext:value-type="string">
            <text:p>PACKET VHF DRILL</text:p>
          </table:table-cell>
          <table:table-cell table:style-name="ce6" table:formula="of:=IF(SUMPRODUCT(--ISNUMBER(SEARCH({&quot;PACKET&quot;;&quot;PKT&quot;};[.B3])))&gt;0;1;0)" office:value-type="float" office:value="1" calcext:value-type="float">
            <text:p>1</text:p>
          </table:table-cell>
          <table:table-cell table:style-name="ce6" table:formula="of:=IF(SUMPRODUCT(--ISNUMBER(SEARCH({&quot;VARA&quot;;&quot;VHF&quot;;&quot;2M&quot;};[.B3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3])))&gt;1;1;0)" office:value-type="float" office:value="0" calcext:value-type="float">
            <text:p>0</text:p>
          </table:table-cell>
          <table:table-cell table:style-name="ce6" table:formula="of:=IF(SUMPRODUCT(--ISNUMBER(SEARCH(&quot;ARDOP&quot;;[.B3])))&gt;0;1;0)" office:value-type="float" office:value="0" calcext:value-type="float">
            <text:p>0</text:p>
          </table:table-cell>
          <table:table-cell table:style-name="ce6" table:formula="of:=IF([.D3]=0;IF([.E3]=0;IF(SUMPRODUCT(--ISNUMBER(SEARCH({&quot;VARA&quot;;&quot;HF&quot;;&quot;40M&quot;;&quot;30M&quot;;&quot;20M&quot;;&quot;17M&quot;};[.B3])))&gt;1;1;0);0);0)" office:value-type="float" office:value="0" calcext:value-type="float">
            <text:p>0</text:p>
          </table:table-cell>
          <table:table-cell table:style-name="ce6" table:formula="of:=IF(SUMPRODUCT(--ISNUMBER(SEARCH(&quot;PACTOR&quot;;[.B3])))&gt;0;1;0)" office:value-type="float" office:value="0" calcext:value-type="float">
            <text:p>0</text:p>
          </table:table-cell>
          <table:table-cell table:style-name="ce6" table:formula="of:=IF(SUMPRODUCT(--ISNUMBER(SEARCH(&quot;TELNET&quot;;[.B3])))&gt;0;1;0)" office:value-type="float" office:value="0" calcext:value-type="float">
            <text:p>0</text:p>
          </table:table-cell>
          <table:table-cell table:style-name="ce6" table:formula="of:=IF(ISBLANK([.B3]);0; IF(SUM([.C3:.I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0CALL</text:p>
          </table:table-cell>
          <table:table-cell table:style-name="ce3" office:value-type="string" calcext:value-type="string">
            <text:p>VARA VHF DRILL</text:p>
          </table:table-cell>
          <table:table-cell table:style-name="ce6" table:formula="of:=IF(SUMPRODUCT(--ISNUMBER(SEARCH({&quot;PACKET&quot;;&quot;PKT&quot;};[.B4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4])))&gt;1;1;0)" office:value-type="float" office:value="1" calcext:value-type="float">
            <text:p>1</text:p>
          </table:table-cell>
          <table:table-cell table:style-name="ce6" table:formula="of:=IF(SUMPRODUCT(--ISNUMBER(SEARCH({&quot;VARA&quot;;&quot;UHF&quot;;&quot;70M&quot;;&quot;70CM&quot;};[.B4])))&gt;1;1;0)" office:value-type="float" office:value="0" calcext:value-type="float">
            <text:p>0</text:p>
          </table:table-cell>
          <table:table-cell table:style-name="ce6" table:formula="of:=IF(SUMPRODUCT(--ISNUMBER(SEARCH(&quot;ARDOP&quot;;[.B4])))&gt;0;1;0)" office:value-type="float" office:value="0" calcext:value-type="float">
            <text:p>0</text:p>
          </table:table-cell>
          <table:table-cell table:style-name="ce6" table:formula="of:=IF([.D4]=0;IF([.E4]=0;IF(SUMPRODUCT(--ISNUMBER(SEARCH({&quot;VARA&quot;;&quot;HF&quot;;&quot;40M&quot;;&quot;30M&quot;;&quot;20M&quot;;&quot;17M&quot;};[.B4])))&gt;1;1;0);0);0)" office:value-type="float" office:value="0" calcext:value-type="float">
            <text:p>0</text:p>
          </table:table-cell>
          <table:table-cell table:style-name="ce6" table:formula="of:=IF(SUMPRODUCT(--ISNUMBER(SEARCH(&quot;PACTOR&quot;;[.B4])))&gt;0;1;0)" office:value-type="float" office:value="0" calcext:value-type="float">
            <text:p>0</text:p>
          </table:table-cell>
          <table:table-cell table:style-name="ce6" table:formula="of:=IF(SUMPRODUCT(--ISNUMBER(SEARCH(&quot;TELNET&quot;;[.B4])))&gt;0;1;0)" office:value-type="float" office:value="0" calcext:value-type="float">
            <text:p>0</text:p>
          </table:table-cell>
          <table:table-cell table:style-name="ce6" table:formula="of:=IF(ISBLANK([.B4]);0; IF(SUM([.C4:.I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0CALL</text:p>
          </table:table-cell>
          <table:table-cell table:style-name="ce3" office:value-type="string" calcext:value-type="string">
            <text:p>VARA UHF DRILL</text:p>
          </table:table-cell>
          <table:table-cell table:style-name="ce6" table:formula="of:=IF(SUMPRODUCT(--ISNUMBER(SEARCH({&quot;PACKET&quot;;&quot;PKT&quot;};[.B5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5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5])))&gt;1;1;0)" office:value-type="float" office:value="1" calcext:value-type="float">
            <text:p>1</text:p>
          </table:table-cell>
          <table:table-cell table:style-name="ce6" table:formula="of:=IF(SUMPRODUCT(--ISNUMBER(SEARCH(&quot;ARDOP&quot;;[.B5])))&gt;0;1;0)" office:value-type="float" office:value="0" calcext:value-type="float">
            <text:p>0</text:p>
          </table:table-cell>
          <table:table-cell table:style-name="ce6" table:formula="of:=IF([.D5]=0;IF([.E5]=0;IF(SUMPRODUCT(--ISNUMBER(SEARCH({&quot;VARA&quot;;&quot;HF&quot;;&quot;40M&quot;;&quot;30M&quot;;&quot;20M&quot;;&quot;17M&quot;};[.B5])))&gt;1;1;0);0);0)" office:value-type="float" office:value="0" calcext:value-type="float">
            <text:p>0</text:p>
          </table:table-cell>
          <table:table-cell table:style-name="ce6" table:formula="of:=IF(SUMPRODUCT(--ISNUMBER(SEARCH(&quot;PACTOR&quot;;[.B5])))&gt;0;1;0)" office:value-type="float" office:value="0" calcext:value-type="float">
            <text:p>0</text:p>
          </table:table-cell>
          <table:table-cell table:style-name="ce6" table:formula="of:=IF(SUMPRODUCT(--ISNUMBER(SEARCH(&quot;TELNET&quot;;[.B5])))&gt;0;1;0)" office:value-type="float" office:value="0" calcext:value-type="float">
            <text:p>0</text:p>
          </table:table-cell>
          <table:table-cell table:style-name="ce6" table:formula="of:=IF(ISBLANK([.B5]);0; IF(SUM([.C5:.I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0CALL</text:p>
          </table:table-cell>
          <table:table-cell table:style-name="ce3" office:value-type="string" calcext:value-type="string">
            <text:p>ARDOP HF DRILL</text:p>
          </table:table-cell>
          <table:table-cell table:style-name="ce6" table:formula="of:=IF(SUMPRODUCT(--ISNUMBER(SEARCH({&quot;PACKET&quot;;&quot;PKT&quot;};[.B6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6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6])))&gt;1;1;0)" office:value-type="float" office:value="0" calcext:value-type="float">
            <text:p>0</text:p>
          </table:table-cell>
          <table:table-cell table:style-name="ce6" table:formula="of:=IF(SUMPRODUCT(--ISNUMBER(SEARCH(&quot;ARDOP&quot;;[.B6])))&gt;0;1;0)" office:value-type="float" office:value="1" calcext:value-type="float">
            <text:p>1</text:p>
          </table:table-cell>
          <table:table-cell table:style-name="ce6" table:formula="of:=IF([.D6]=0;IF([.E6]=0;IF(SUMPRODUCT(--ISNUMBER(SEARCH({&quot;VARA&quot;;&quot;HF&quot;;&quot;40M&quot;;&quot;30M&quot;;&quot;20M&quot;;&quot;17M&quot;};[.B6])))&gt;1;1;0);0);0)" office:value-type="float" office:value="0" calcext:value-type="float">
            <text:p>0</text:p>
          </table:table-cell>
          <table:table-cell table:style-name="ce6" table:formula="of:=IF(SUMPRODUCT(--ISNUMBER(SEARCH(&quot;PACTOR&quot;;[.B6])))&gt;0;1;0)" office:value-type="float" office:value="0" calcext:value-type="float">
            <text:p>0</text:p>
          </table:table-cell>
          <table:table-cell table:style-name="ce6" table:formula="of:=IF(SUMPRODUCT(--ISNUMBER(SEARCH(&quot;TELNET&quot;;[.B6])))&gt;0;1;0)" office:value-type="float" office:value="0" calcext:value-type="float">
            <text:p>0</text:p>
          </table:table-cell>
          <table:table-cell table:style-name="ce6" table:formula="of:=IF(ISBLANK([.B6]);0; IF(SUM([.C6:.I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0CALL</text:p>
          </table:table-cell>
          <table:table-cell table:style-name="ce3" office:value-type="string" calcext:value-type="string">
            <text:p>PACTOR DRILL</text:p>
          </table:table-cell>
          <table:table-cell table:style-name="ce6" table:formula="of:=IF(SUMPRODUCT(--ISNUMBER(SEARCH({&quot;PACKET&quot;;&quot;PKT&quot;};[.B7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7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7])))&gt;1;1;0)" office:value-type="float" office:value="0" calcext:value-type="float">
            <text:p>0</text:p>
          </table:table-cell>
          <table:table-cell table:style-name="ce6" table:formula="of:=IF(SUMPRODUCT(--ISNUMBER(SEARCH(&quot;ARDOP&quot;;[.B7])))&gt;0;1;0)" office:value-type="float" office:value="0" calcext:value-type="float">
            <text:p>0</text:p>
          </table:table-cell>
          <table:table-cell table:style-name="ce6" table:formula="of:=IF([.D7]=0;IF([.E7]=0;IF(SUMPRODUCT(--ISNUMBER(SEARCH({&quot;VARA&quot;;&quot;HF&quot;;&quot;40M&quot;;&quot;30M&quot;;&quot;20M&quot;;&quot;17M&quot;};[.B7])))&gt;1;1;0);0);0)" office:value-type="float" office:value="0" calcext:value-type="float">
            <text:p>0</text:p>
          </table:table-cell>
          <table:table-cell table:style-name="ce6" table:formula="of:=IF(SUMPRODUCT(--ISNUMBER(SEARCH(&quot;PACTOR&quot;;[.B7])))&gt;0;1;0)" office:value-type="float" office:value="1" calcext:value-type="float">
            <text:p>1</text:p>
          </table:table-cell>
          <table:table-cell table:style-name="ce6" table:formula="of:=IF(SUMPRODUCT(--ISNUMBER(SEARCH(&quot;TELNET&quot;;[.B7])))&gt;0;1;0)" office:value-type="float" office:value="0" calcext:value-type="float">
            <text:p>0</text:p>
          </table:table-cell>
          <table:table-cell table:style-name="ce6" table:formula="of:=IF(ISBLANK([.B7]);0; IF(SUM([.C7:.I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0CALL</text:p>
          </table:table-cell>
          <table:table-cell table:style-name="ce3" office:value-type="string" calcext:value-type="string">
            <text:p>VARA HF DRILL</text:p>
          </table:table-cell>
          <table:table-cell table:style-name="ce6" table:formula="of:=IF(SUMPRODUCT(--ISNUMBER(SEARCH({&quot;PACKET&quot;;&quot;PKT&quot;};[.B8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8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8])))&gt;1;1;0)" office:value-type="float" office:value="0" calcext:value-type="float">
            <text:p>0</text:p>
          </table:table-cell>
          <table:table-cell table:style-name="ce6" table:formula="of:=IF(SUMPRODUCT(--ISNUMBER(SEARCH(&quot;ARDOP&quot;;[.B8])))&gt;0;1;0)" office:value-type="float" office:value="0" calcext:value-type="float">
            <text:p>0</text:p>
          </table:table-cell>
          <table:table-cell table:style-name="ce6" table:formula="of:=IF([.D8]=0;IF([.E8]=0;IF(SUMPRODUCT(--ISNUMBER(SEARCH({&quot;VARA&quot;;&quot;HF&quot;;&quot;40M&quot;;&quot;30M&quot;;&quot;20M&quot;;&quot;17M&quot;};[.B8])))&gt;1;1;0);0);0)" office:value-type="float" office:value="1" calcext:value-type="float">
            <text:p>1</text:p>
          </table:table-cell>
          <table:table-cell table:style-name="ce6" table:formula="of:=IF(SUMPRODUCT(--ISNUMBER(SEARCH(&quot;PACTOR&quot;;[.B8])))&gt;0;1;0)" office:value-type="float" office:value="0" calcext:value-type="float">
            <text:p>0</text:p>
          </table:table-cell>
          <table:table-cell table:style-name="ce6" table:formula="of:=IF(SUMPRODUCT(--ISNUMBER(SEARCH(&quot;TELNET&quot;;[.B8])))&gt;0;1;0)" office:value-type="float" office:value="0" calcext:value-type="float">
            <text:p>0</text:p>
          </table:table-cell>
          <table:table-cell table:style-name="ce6" table:formula="of:=IF(ISBLANK([.B8]);0; IF(SUM([.C8:.I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0CALL</text:p>
          </table:table-cell>
          <table:table-cell table:style-name="ce3" office:value-type="string" calcext:value-type="string">
            <text:p>TELNET DRILL</text:p>
          </table:table-cell>
          <table:table-cell table:style-name="ce6" table:formula="of:=IF(SUMPRODUCT(--ISNUMBER(SEARCH({&quot;PACKET&quot;;&quot;PKT&quot;};[.B9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9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9])))&gt;1;1;0)" office:value-type="float" office:value="0" calcext:value-type="float">
            <text:p>0</text:p>
          </table:table-cell>
          <table:table-cell table:style-name="ce6" table:formula="of:=IF(SUMPRODUCT(--ISNUMBER(SEARCH(&quot;ARDOP&quot;;[.B9])))&gt;0;1;0)" office:value-type="float" office:value="0" calcext:value-type="float">
            <text:p>0</text:p>
          </table:table-cell>
          <table:table-cell table:style-name="ce6" table:formula="of:=IF([.D9]=0;IF([.E9]=0;IF(SUMPRODUCT(--ISNUMBER(SEARCH({&quot;VARA&quot;;&quot;HF&quot;;&quot;40M&quot;;&quot;30M&quot;;&quot;20M&quot;;&quot;17M&quot;};[.B9])))&gt;1;1;0);0);0)" office:value-type="float" office:value="0" calcext:value-type="float">
            <text:p>0</text:p>
          </table:table-cell>
          <table:table-cell table:style-name="ce6" table:formula="of:=IF(SUMPRODUCT(--ISNUMBER(SEARCH(&quot;PACTOR&quot;;[.B9])))&gt;0;1;0)" office:value-type="float" office:value="0" calcext:value-type="float">
            <text:p>0</text:p>
          </table:table-cell>
          <table:table-cell table:style-name="ce6" table:formula="of:=IF(SUMPRODUCT(--ISNUMBER(SEARCH(&quot;TELNET&quot;;[.B9])))&gt;0;1;0)" office:value-type="float" office:value="1" calcext:value-type="float">
            <text:p>1</text:p>
          </table:table-cell>
          <table:table-cell table:style-name="ce6" table:formula="of:=IF(ISBLANK([.B9]);0; IF(SUM([.C9:.I9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1CALL</text:p>
          </table:table-cell>
          <table:table-cell table:style-name="ce3" office:value-type="string" calcext:value-type="string">
            <text:p>TELNET DRILL</text:p>
          </table:table-cell>
          <table:table-cell table:style-name="ce6" table:formula="of:=IF(SUMPRODUCT(--ISNUMBER(SEARCH({&quot;PACKET&quot;;&quot;PKT&quot;};[.B10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10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10])))&gt;1;1;0)" office:value-type="float" office:value="0" calcext:value-type="float">
            <text:p>0</text:p>
          </table:table-cell>
          <table:table-cell table:style-name="ce6" table:formula="of:=IF(SUMPRODUCT(--ISNUMBER(SEARCH(&quot;ARDOP&quot;;[.B10])))&gt;0;1;0)" office:value-type="float" office:value="0" calcext:value-type="float">
            <text:p>0</text:p>
          </table:table-cell>
          <table:table-cell table:style-name="ce6" table:formula="of:=IF([.D10]=0;IF([.E10]=0;IF(SUMPRODUCT(--ISNUMBER(SEARCH({&quot;VARA&quot;;&quot;HF&quot;;&quot;40M&quot;;&quot;30M&quot;;&quot;20M&quot;;&quot;17M&quot;};[.B10])))&gt;1;1;0);0);0)" office:value-type="float" office:value="0" calcext:value-type="float">
            <text:p>0</text:p>
          </table:table-cell>
          <table:table-cell table:style-name="ce6" table:formula="of:=IF(SUMPRODUCT(--ISNUMBER(SEARCH(&quot;PACTOR&quot;;[.B10])))&gt;0;1;0)" office:value-type="float" office:value="0" calcext:value-type="float">
            <text:p>0</text:p>
          </table:table-cell>
          <table:table-cell table:style-name="ce6" table:formula="of:=IF(SUMPRODUCT(--ISNUMBER(SEARCH(&quot;TELNET&quot;;[.B10])))&gt;0;1;0)" office:value-type="float" office:value="1" calcext:value-type="float">
            <text:p>1</text:p>
          </table:table-cell>
          <table:table-cell table:style-name="ce6" table:formula="of:=IF(ISBLANK([.B10]);0; IF(SUM([.C10:.I10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2CALL</text:p>
          </table:table-cell>
          <table:table-cell table:style-name="ce3" office:value-type="string" calcext:value-type="string">
            <text:p>VARA VHF DRILL</text:p>
          </table:table-cell>
          <table:table-cell table:style-name="ce6" table:formula="of:=IF(SUMPRODUCT(--ISNUMBER(SEARCH({&quot;PACKET&quot;;&quot;PKT&quot;};[.B11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11])))&gt;1;1;0)" office:value-type="float" office:value="1" calcext:value-type="float">
            <text:p>1</text:p>
          </table:table-cell>
          <table:table-cell table:style-name="ce6" table:formula="of:=IF(SUMPRODUCT(--ISNUMBER(SEARCH({&quot;VARA&quot;;&quot;UHF&quot;;&quot;70M&quot;;&quot;70CM&quot;};[.B11])))&gt;1;1;0)" office:value-type="float" office:value="0" calcext:value-type="float">
            <text:p>0</text:p>
          </table:table-cell>
          <table:table-cell table:style-name="ce6" table:formula="of:=IF(SUMPRODUCT(--ISNUMBER(SEARCH(&quot;ARDOP&quot;;[.B11])))&gt;0;1;0)" office:value-type="float" office:value="0" calcext:value-type="float">
            <text:p>0</text:p>
          </table:table-cell>
          <table:table-cell table:style-name="ce6" table:formula="of:=IF([.D11]=0;IF([.E11]=0;IF(SUMPRODUCT(--ISNUMBER(SEARCH({&quot;VARA&quot;;&quot;HF&quot;;&quot;40M&quot;;&quot;30M&quot;;&quot;20M&quot;;&quot;17M&quot;};[.B11])))&gt;1;1;0);0);0)" office:value-type="float" office:value="0" calcext:value-type="float">
            <text:p>0</text:p>
          </table:table-cell>
          <table:table-cell table:style-name="ce6" table:formula="of:=IF(SUMPRODUCT(--ISNUMBER(SEARCH(&quot;PACTOR&quot;;[.B11])))&gt;0;1;0)" office:value-type="float" office:value="0" calcext:value-type="float">
            <text:p>0</text:p>
          </table:table-cell>
          <table:table-cell table:style-name="ce6" table:formula="of:=IF(SUMPRODUCT(--ISNUMBER(SEARCH(&quot;TELNET&quot;;[.B11])))&gt;0;1;0)" office:value-type="float" office:value="0" calcext:value-type="float">
            <text:p>0</text:p>
          </table:table-cell>
          <table:table-cell table:style-name="ce6" table:formula="of:=IF(ISBLANK([.B11]);0; IF(SUM([.C11:.I11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2CALL</text:p>
          </table:table-cell>
          <table:table-cell table:style-name="ce3" office:value-type="string" calcext:value-type="string">
            <text:p>VARA UHF DRILL</text:p>
          </table:table-cell>
          <table:table-cell table:style-name="ce6" table:formula="of:=IF(SUMPRODUCT(--ISNUMBER(SEARCH({&quot;PACKET&quot;;&quot;PKT&quot;};[.B12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12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12])))&gt;1;1;0)" office:value-type="float" office:value="1" calcext:value-type="float">
            <text:p>1</text:p>
          </table:table-cell>
          <table:table-cell table:style-name="ce6" table:formula="of:=IF(SUMPRODUCT(--ISNUMBER(SEARCH(&quot;ARDOP&quot;;[.B12])))&gt;0;1;0)" office:value-type="float" office:value="0" calcext:value-type="float">
            <text:p>0</text:p>
          </table:table-cell>
          <table:table-cell table:style-name="ce6" table:formula="of:=IF([.D12]=0;IF([.E12]=0;IF(SUMPRODUCT(--ISNUMBER(SEARCH({&quot;VARA&quot;;&quot;HF&quot;;&quot;40M&quot;;&quot;30M&quot;;&quot;20M&quot;;&quot;17M&quot;};[.B12])))&gt;1;1;0);0);0)" office:value-type="float" office:value="0" calcext:value-type="float">
            <text:p>0</text:p>
          </table:table-cell>
          <table:table-cell table:style-name="ce6" table:formula="of:=IF(SUMPRODUCT(--ISNUMBER(SEARCH(&quot;PACTOR&quot;;[.B12])))&gt;0;1;0)" office:value-type="float" office:value="0" calcext:value-type="float">
            <text:p>0</text:p>
          </table:table-cell>
          <table:table-cell table:style-name="ce6" table:formula="of:=IF(SUMPRODUCT(--ISNUMBER(SEARCH(&quot;TELNET&quot;;[.B12])))&gt;0;1;0)" office:value-type="float" office:value="0" calcext:value-type="float">
            <text:p>0</text:p>
          </table:table-cell>
          <table:table-cell table:style-name="ce6" table:formula="of:=IF(ISBLANK([.B12]);0; IF(SUM([.C12:.I1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N2CALL</text:p>
          </table:table-cell>
          <table:table-cell table:style-name="ce3" office:value-type="string" calcext:value-type="string">
            <text:p>VARA HF DRILL</text:p>
          </table:table-cell>
          <table:table-cell table:style-name="ce6" table:formula="of:=IF(SUMPRODUCT(--ISNUMBER(SEARCH({&quot;PACKET&quot;;&quot;PKT&quot;};[.B13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13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13])))&gt;1;1;0)" office:value-type="float" office:value="0" calcext:value-type="float">
            <text:p>0</text:p>
          </table:table-cell>
          <table:table-cell table:style-name="ce6" table:formula="of:=IF(SUMPRODUCT(--ISNUMBER(SEARCH(&quot;ARDOP&quot;;[.B13])))&gt;0;1;0)" office:value-type="float" office:value="0" calcext:value-type="float">
            <text:p>0</text:p>
          </table:table-cell>
          <table:table-cell table:style-name="ce6" table:formula="of:=IF([.D13]=0;IF([.E13]=0;IF(SUMPRODUCT(--ISNUMBER(SEARCH({&quot;VARA&quot;;&quot;HF&quot;;&quot;40M&quot;;&quot;30M&quot;;&quot;20M&quot;;&quot;17M&quot;};[.B13])))&gt;1;1;0);0);0)" office:value-type="float" office:value="1" calcext:value-type="float">
            <text:p>1</text:p>
          </table:table-cell>
          <table:table-cell table:style-name="ce6" table:formula="of:=IF(SUMPRODUCT(--ISNUMBER(SEARCH(&quot;PACTOR&quot;;[.B13])))&gt;0;1;0)" office:value-type="float" office:value="0" calcext:value-type="float">
            <text:p>0</text:p>
          </table:table-cell>
          <table:table-cell table:style-name="ce6" table:formula="of:=IF(SUMPRODUCT(--ISNUMBER(SEARCH(&quot;TELNET&quot;;[.B13])))&gt;0;1;0)" office:value-type="float" office:value="0" calcext:value-type="float">
            <text:p>0</text:p>
          </table:table-cell>
          <table:table-cell table:style-name="ce6" table:formula="of:=IF(ISBLANK([.B13]);0; IF(SUM([.C13:.I1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14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14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14])))&gt;1;1;0)" office:value-type="float" office:value="0" calcext:value-type="float">
            <text:p>0</text:p>
          </table:table-cell>
          <table:table-cell table:style-name="ce6" table:formula="of:=IF(SUMPRODUCT(--ISNUMBER(SEARCH(&quot;ARDOP&quot;;[.B14])))&gt;0;1;0)" office:value-type="float" office:value="0" calcext:value-type="float">
            <text:p>0</text:p>
          </table:table-cell>
          <table:table-cell table:style-name="ce6" table:formula="of:=IF([.D14]=0;IF([.E14]=0;IF(SUMPRODUCT(--ISNUMBER(SEARCH({&quot;VARA&quot;;&quot;HF&quot;;&quot;40M&quot;;&quot;30M&quot;;&quot;20M&quot;;&quot;17M&quot;};[.B14])))&gt;1;1;0);0);0)" office:value-type="float" office:value="0" calcext:value-type="float">
            <text:p>0</text:p>
          </table:table-cell>
          <table:table-cell table:style-name="ce6" table:formula="of:=IF(SUMPRODUCT(--ISNUMBER(SEARCH(&quot;PACTOR&quot;;[.B14])))&gt;0;1;0)" office:value-type="float" office:value="0" calcext:value-type="float">
            <text:p>0</text:p>
          </table:table-cell>
          <table:table-cell table:style-name="ce6" table:formula="of:=IF(SUMPRODUCT(--ISNUMBER(SEARCH(&quot;TELNET&quot;;[.B14])))&gt;0;1;0)" office:value-type="float" office:value="0" calcext:value-type="float">
            <text:p>0</text:p>
          </table:table-cell>
          <table:table-cell table:style-name="ce6" table:formula="of:=IF(ISBLANK([.B14]);0; IF(SUM([.C14:.I1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15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15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15])))&gt;1;1;0)" office:value-type="float" office:value="0" calcext:value-type="float">
            <text:p>0</text:p>
          </table:table-cell>
          <table:table-cell table:style-name="ce6" table:formula="of:=IF(SUMPRODUCT(--ISNUMBER(SEARCH(&quot;ARDOP&quot;;[.B15])))&gt;0;1;0)" office:value-type="float" office:value="0" calcext:value-type="float">
            <text:p>0</text:p>
          </table:table-cell>
          <table:table-cell table:style-name="ce6" table:formula="of:=IF([.D15]=0;IF([.E15]=0;IF(SUMPRODUCT(--ISNUMBER(SEARCH({&quot;VARA&quot;;&quot;HF&quot;;&quot;40M&quot;;&quot;30M&quot;;&quot;20M&quot;;&quot;17M&quot;};[.B15])))&gt;1;1;0);0);0)" office:value-type="float" office:value="0" calcext:value-type="float">
            <text:p>0</text:p>
          </table:table-cell>
          <table:table-cell table:style-name="ce6" table:formula="of:=IF(SUMPRODUCT(--ISNUMBER(SEARCH(&quot;PACTOR&quot;;[.B15])))&gt;0;1;0)" office:value-type="float" office:value="0" calcext:value-type="float">
            <text:p>0</text:p>
          </table:table-cell>
          <table:table-cell table:style-name="ce6" table:formula="of:=IF(SUMPRODUCT(--ISNUMBER(SEARCH(&quot;TELNET&quot;;[.B15])))&gt;0;1;0)" office:value-type="float" office:value="0" calcext:value-type="float">
            <text:p>0</text:p>
          </table:table-cell>
          <table:table-cell table:style-name="ce6" table:formula="of:=IF(ISBLANK([.B15]);0; IF(SUM([.C15:.I1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16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16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16])))&gt;1;1;0)" office:value-type="float" office:value="0" calcext:value-type="float">
            <text:p>0</text:p>
          </table:table-cell>
          <table:table-cell table:style-name="ce6" table:formula="of:=IF(SUMPRODUCT(--ISNUMBER(SEARCH(&quot;ARDOP&quot;;[.B16])))&gt;0;1;0)" office:value-type="float" office:value="0" calcext:value-type="float">
            <text:p>0</text:p>
          </table:table-cell>
          <table:table-cell table:style-name="ce6" table:formula="of:=IF([.D16]=0;IF([.E16]=0;IF(SUMPRODUCT(--ISNUMBER(SEARCH({&quot;VARA&quot;;&quot;HF&quot;;&quot;40M&quot;;&quot;30M&quot;;&quot;20M&quot;;&quot;17M&quot;};[.B16])))&gt;1;1;0);0);0)" office:value-type="float" office:value="0" calcext:value-type="float">
            <text:p>0</text:p>
          </table:table-cell>
          <table:table-cell table:style-name="ce6" table:formula="of:=IF(SUMPRODUCT(--ISNUMBER(SEARCH(&quot;PACTOR&quot;;[.B16])))&gt;0;1;0)" office:value-type="float" office:value="0" calcext:value-type="float">
            <text:p>0</text:p>
          </table:table-cell>
          <table:table-cell table:style-name="ce6" table:formula="of:=IF(SUMPRODUCT(--ISNUMBER(SEARCH(&quot;TELNET&quot;;[.B16])))&gt;0;1;0)" office:value-type="float" office:value="0" calcext:value-type="float">
            <text:p>0</text:p>
          </table:table-cell>
          <table:table-cell table:style-name="ce6" table:formula="of:=IF(ISBLANK([.B16]);0; IF(SUM([.C16:.I1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17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17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17])))&gt;1;1;0)" office:value-type="float" office:value="0" calcext:value-type="float">
            <text:p>0</text:p>
          </table:table-cell>
          <table:table-cell table:style-name="ce6" table:formula="of:=IF(SUMPRODUCT(--ISNUMBER(SEARCH(&quot;ARDOP&quot;;[.B17])))&gt;0;1;0)" office:value-type="float" office:value="0" calcext:value-type="float">
            <text:p>0</text:p>
          </table:table-cell>
          <table:table-cell table:style-name="ce6" table:formula="of:=IF([.D17]=0;IF([.E17]=0;IF(SUMPRODUCT(--ISNUMBER(SEARCH({&quot;VARA&quot;;&quot;HF&quot;;&quot;40M&quot;;&quot;30M&quot;;&quot;20M&quot;;&quot;17M&quot;};[.B17])))&gt;1;1;0);0);0)" office:value-type="float" office:value="0" calcext:value-type="float">
            <text:p>0</text:p>
          </table:table-cell>
          <table:table-cell table:style-name="ce6" table:formula="of:=IF(SUMPRODUCT(--ISNUMBER(SEARCH(&quot;PACTOR&quot;;[.B17])))&gt;0;1;0)" office:value-type="float" office:value="0" calcext:value-type="float">
            <text:p>0</text:p>
          </table:table-cell>
          <table:table-cell table:style-name="ce6" table:formula="of:=IF(SUMPRODUCT(--ISNUMBER(SEARCH(&quot;TELNET&quot;;[.B17])))&gt;0;1;0)" office:value-type="float" office:value="0" calcext:value-type="float">
            <text:p>0</text:p>
          </table:table-cell>
          <table:table-cell table:style-name="ce6" table:formula="of:=IF(ISBLANK([.B17]);0; IF(SUM([.C17:.I1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18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18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18])))&gt;1;1;0)" office:value-type="float" office:value="0" calcext:value-type="float">
            <text:p>0</text:p>
          </table:table-cell>
          <table:table-cell table:style-name="ce6" table:formula="of:=IF(SUMPRODUCT(--ISNUMBER(SEARCH(&quot;ARDOP&quot;;[.B18])))&gt;0;1;0)" office:value-type="float" office:value="0" calcext:value-type="float">
            <text:p>0</text:p>
          </table:table-cell>
          <table:table-cell table:style-name="ce6" table:formula="of:=IF([.D18]=0;IF([.E18]=0;IF(SUMPRODUCT(--ISNUMBER(SEARCH({&quot;VARA&quot;;&quot;HF&quot;;&quot;40M&quot;;&quot;30M&quot;;&quot;20M&quot;;&quot;17M&quot;};[.B18])))&gt;1;1;0);0);0)" office:value-type="float" office:value="0" calcext:value-type="float">
            <text:p>0</text:p>
          </table:table-cell>
          <table:table-cell table:style-name="ce6" table:formula="of:=IF(SUMPRODUCT(--ISNUMBER(SEARCH(&quot;PACTOR&quot;;[.B18])))&gt;0;1;0)" office:value-type="float" office:value="0" calcext:value-type="float">
            <text:p>0</text:p>
          </table:table-cell>
          <table:table-cell table:style-name="ce6" table:formula="of:=IF(SUMPRODUCT(--ISNUMBER(SEARCH(&quot;TELNET&quot;;[.B18])))&gt;0;1;0)" office:value-type="float" office:value="0" calcext:value-type="float">
            <text:p>0</text:p>
          </table:table-cell>
          <table:table-cell table:style-name="ce6" table:formula="of:=IF(ISBLANK([.B18]);0; IF(SUM([.C18:.I1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19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19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19])))&gt;1;1;0)" office:value-type="float" office:value="0" calcext:value-type="float">
            <text:p>0</text:p>
          </table:table-cell>
          <table:table-cell table:style-name="ce6" table:formula="of:=IF(SUMPRODUCT(--ISNUMBER(SEARCH(&quot;ARDOP&quot;;[.B19])))&gt;0;1;0)" office:value-type="float" office:value="0" calcext:value-type="float">
            <text:p>0</text:p>
          </table:table-cell>
          <table:table-cell table:style-name="ce6" table:formula="of:=IF([.D19]=0;IF([.E19]=0;IF(SUMPRODUCT(--ISNUMBER(SEARCH({&quot;VARA&quot;;&quot;HF&quot;;&quot;40M&quot;;&quot;30M&quot;;&quot;20M&quot;;&quot;17M&quot;};[.B19])))&gt;1;1;0);0);0)" office:value-type="float" office:value="0" calcext:value-type="float">
            <text:p>0</text:p>
          </table:table-cell>
          <table:table-cell table:style-name="ce6" table:formula="of:=IF(SUMPRODUCT(--ISNUMBER(SEARCH(&quot;PACTOR&quot;;[.B19])))&gt;0;1;0)" office:value-type="float" office:value="0" calcext:value-type="float">
            <text:p>0</text:p>
          </table:table-cell>
          <table:table-cell table:style-name="ce6" table:formula="of:=IF(SUMPRODUCT(--ISNUMBER(SEARCH(&quot;TELNET&quot;;[.B19])))&gt;0;1;0)" office:value-type="float" office:value="0" calcext:value-type="float">
            <text:p>0</text:p>
          </table:table-cell>
          <table:table-cell table:style-name="ce6" table:formula="of:=IF(ISBLANK([.B19]);0; IF(SUM([.C19:.I19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20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20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20])))&gt;1;1;0)" office:value-type="float" office:value="0" calcext:value-type="float">
            <text:p>0</text:p>
          </table:table-cell>
          <table:table-cell table:style-name="ce6" table:formula="of:=IF(SUMPRODUCT(--ISNUMBER(SEARCH(&quot;ARDOP&quot;;[.B20])))&gt;0;1;0)" office:value-type="float" office:value="0" calcext:value-type="float">
            <text:p>0</text:p>
          </table:table-cell>
          <table:table-cell table:style-name="ce6" table:formula="of:=IF([.D20]=0;IF([.E20]=0;IF(SUMPRODUCT(--ISNUMBER(SEARCH({&quot;VARA&quot;;&quot;HF&quot;;&quot;40M&quot;;&quot;30M&quot;;&quot;20M&quot;;&quot;17M&quot;};[.B20])))&gt;1;1;0);0);0)" office:value-type="float" office:value="0" calcext:value-type="float">
            <text:p>0</text:p>
          </table:table-cell>
          <table:table-cell table:style-name="ce6" table:formula="of:=IF(SUMPRODUCT(--ISNUMBER(SEARCH(&quot;PACTOR&quot;;[.B20])))&gt;0;1;0)" office:value-type="float" office:value="0" calcext:value-type="float">
            <text:p>0</text:p>
          </table:table-cell>
          <table:table-cell table:style-name="ce6" table:formula="of:=IF(SUMPRODUCT(--ISNUMBER(SEARCH(&quot;TELNET&quot;;[.B20])))&gt;0;1;0)" office:value-type="float" office:value="0" calcext:value-type="float">
            <text:p>0</text:p>
          </table:table-cell>
          <table:table-cell table:style-name="ce6" table:formula="of:=IF(ISBLANK([.B20]);0; IF(SUM([.C20:.I20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21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21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21])))&gt;1;1;0)" office:value-type="float" office:value="0" calcext:value-type="float">
            <text:p>0</text:p>
          </table:table-cell>
          <table:table-cell table:style-name="ce6" table:formula="of:=IF(SUMPRODUCT(--ISNUMBER(SEARCH(&quot;ARDOP&quot;;[.B21])))&gt;0;1;0)" office:value-type="float" office:value="0" calcext:value-type="float">
            <text:p>0</text:p>
          </table:table-cell>
          <table:table-cell table:style-name="ce6" table:formula="of:=IF([.D21]=0;IF([.E21]=0;IF(SUMPRODUCT(--ISNUMBER(SEARCH({&quot;VARA&quot;;&quot;HF&quot;;&quot;40M&quot;;&quot;30M&quot;;&quot;20M&quot;;&quot;17M&quot;};[.B21])))&gt;1;1;0);0);0)" office:value-type="float" office:value="0" calcext:value-type="float">
            <text:p>0</text:p>
          </table:table-cell>
          <table:table-cell table:style-name="ce6" table:formula="of:=IF(SUMPRODUCT(--ISNUMBER(SEARCH(&quot;PACTOR&quot;;[.B21])))&gt;0;1;0)" office:value-type="float" office:value="0" calcext:value-type="float">
            <text:p>0</text:p>
          </table:table-cell>
          <table:table-cell table:style-name="ce6" table:formula="of:=IF(SUMPRODUCT(--ISNUMBER(SEARCH(&quot;TELNET&quot;;[.B21])))&gt;0;1;0)" office:value-type="float" office:value="0" calcext:value-type="float">
            <text:p>0</text:p>
          </table:table-cell>
          <table:table-cell table:style-name="ce6" table:formula="of:=IF(ISBLANK([.B21]);0; IF(SUM([.C21:.I21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22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22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22])))&gt;1;1;0)" office:value-type="float" office:value="0" calcext:value-type="float">
            <text:p>0</text:p>
          </table:table-cell>
          <table:table-cell table:style-name="ce6" table:formula="of:=IF(SUMPRODUCT(--ISNUMBER(SEARCH(&quot;ARDOP&quot;;[.B22])))&gt;0;1;0)" office:value-type="float" office:value="0" calcext:value-type="float">
            <text:p>0</text:p>
          </table:table-cell>
          <table:table-cell table:style-name="ce6" table:formula="of:=IF([.D22]=0;IF([.E22]=0;IF(SUMPRODUCT(--ISNUMBER(SEARCH({&quot;VARA&quot;;&quot;HF&quot;;&quot;40M&quot;;&quot;30M&quot;;&quot;20M&quot;;&quot;17M&quot;};[.B22])))&gt;1;1;0);0);0)" office:value-type="float" office:value="0" calcext:value-type="float">
            <text:p>0</text:p>
          </table:table-cell>
          <table:table-cell table:style-name="ce6" table:formula="of:=IF(SUMPRODUCT(--ISNUMBER(SEARCH(&quot;PACTOR&quot;;[.B22])))&gt;0;1;0)" office:value-type="float" office:value="0" calcext:value-type="float">
            <text:p>0</text:p>
          </table:table-cell>
          <table:table-cell table:style-name="ce6" table:formula="of:=IF(SUMPRODUCT(--ISNUMBER(SEARCH(&quot;TELNET&quot;;[.B22])))&gt;0;1;0)" office:value-type="float" office:value="0" calcext:value-type="float">
            <text:p>0</text:p>
          </table:table-cell>
          <table:table-cell table:style-name="ce6" table:formula="of:=IF(ISBLANK([.B22]);0; IF(SUM([.C22:.I2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23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23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23])))&gt;1;1;0)" office:value-type="float" office:value="0" calcext:value-type="float">
            <text:p>0</text:p>
          </table:table-cell>
          <table:table-cell table:style-name="ce6" table:formula="of:=IF(SUMPRODUCT(--ISNUMBER(SEARCH(&quot;ARDOP&quot;;[.B23])))&gt;0;1;0)" office:value-type="float" office:value="0" calcext:value-type="float">
            <text:p>0</text:p>
          </table:table-cell>
          <table:table-cell table:style-name="ce6" table:formula="of:=IF([.D23]=0;IF([.E23]=0;IF(SUMPRODUCT(--ISNUMBER(SEARCH({&quot;VARA&quot;;&quot;HF&quot;;&quot;40M&quot;;&quot;30M&quot;;&quot;20M&quot;;&quot;17M&quot;};[.B23])))&gt;1;1;0);0);0)" office:value-type="float" office:value="0" calcext:value-type="float">
            <text:p>0</text:p>
          </table:table-cell>
          <table:table-cell table:style-name="ce6" table:formula="of:=IF(SUMPRODUCT(--ISNUMBER(SEARCH(&quot;PACTOR&quot;;[.B23])))&gt;0;1;0)" office:value-type="float" office:value="0" calcext:value-type="float">
            <text:p>0</text:p>
          </table:table-cell>
          <table:table-cell table:style-name="ce6" table:formula="of:=IF(SUMPRODUCT(--ISNUMBER(SEARCH(&quot;TELNET&quot;;[.B23])))&gt;0;1;0)" office:value-type="float" office:value="0" calcext:value-type="float">
            <text:p>0</text:p>
          </table:table-cell>
          <table:table-cell table:style-name="ce6" table:formula="of:=IF(ISBLANK([.B23]);0; IF(SUM([.C23:.I2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24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24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24])))&gt;1;1;0)" office:value-type="float" office:value="0" calcext:value-type="float">
            <text:p>0</text:p>
          </table:table-cell>
          <table:table-cell table:style-name="ce6" table:formula="of:=IF(SUMPRODUCT(--ISNUMBER(SEARCH(&quot;ARDOP&quot;;[.B24])))&gt;0;1;0)" office:value-type="float" office:value="0" calcext:value-type="float">
            <text:p>0</text:p>
          </table:table-cell>
          <table:table-cell table:style-name="ce6" table:formula="of:=IF([.D24]=0;IF([.E24]=0;IF(SUMPRODUCT(--ISNUMBER(SEARCH({&quot;VARA&quot;;&quot;HF&quot;;&quot;40M&quot;;&quot;30M&quot;;&quot;20M&quot;;&quot;17M&quot;};[.B24])))&gt;1;1;0);0);0)" office:value-type="float" office:value="0" calcext:value-type="float">
            <text:p>0</text:p>
          </table:table-cell>
          <table:table-cell table:style-name="ce6" table:formula="of:=IF(SUMPRODUCT(--ISNUMBER(SEARCH(&quot;PACTOR&quot;;[.B24])))&gt;0;1;0)" office:value-type="float" office:value="0" calcext:value-type="float">
            <text:p>0</text:p>
          </table:table-cell>
          <table:table-cell table:style-name="ce6" table:formula="of:=IF(SUMPRODUCT(--ISNUMBER(SEARCH(&quot;TELNET&quot;;[.B24])))&gt;0;1;0)" office:value-type="float" office:value="0" calcext:value-type="float">
            <text:p>0</text:p>
          </table:table-cell>
          <table:table-cell table:style-name="ce6" table:formula="of:=IF(ISBLANK([.B24]);0; IF(SUM([.C24:.I2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25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25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25])))&gt;1;1;0)" office:value-type="float" office:value="0" calcext:value-type="float">
            <text:p>0</text:p>
          </table:table-cell>
          <table:table-cell table:style-name="ce6" table:formula="of:=IF(SUMPRODUCT(--ISNUMBER(SEARCH(&quot;ARDOP&quot;;[.B25])))&gt;0;1;0)" office:value-type="float" office:value="0" calcext:value-type="float">
            <text:p>0</text:p>
          </table:table-cell>
          <table:table-cell table:style-name="ce6" table:formula="of:=IF([.D25]=0;IF([.E25]=0;IF(SUMPRODUCT(--ISNUMBER(SEARCH({&quot;VARA&quot;;&quot;HF&quot;;&quot;40M&quot;;&quot;30M&quot;;&quot;20M&quot;;&quot;17M&quot;};[.B25])))&gt;1;1;0);0);0)" office:value-type="float" office:value="0" calcext:value-type="float">
            <text:p>0</text:p>
          </table:table-cell>
          <table:table-cell table:style-name="ce6" table:formula="of:=IF(SUMPRODUCT(--ISNUMBER(SEARCH(&quot;PACTOR&quot;;[.B25])))&gt;0;1;0)" office:value-type="float" office:value="0" calcext:value-type="float">
            <text:p>0</text:p>
          </table:table-cell>
          <table:table-cell table:style-name="ce6" table:formula="of:=IF(SUMPRODUCT(--ISNUMBER(SEARCH(&quot;TELNET&quot;;[.B25])))&gt;0;1;0)" office:value-type="float" office:value="0" calcext:value-type="float">
            <text:p>0</text:p>
          </table:table-cell>
          <table:table-cell table:style-name="ce6" table:formula="of:=IF(ISBLANK([.B25]);0; IF(SUM([.C25:.I2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26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26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26])))&gt;1;1;0)" office:value-type="float" office:value="0" calcext:value-type="float">
            <text:p>0</text:p>
          </table:table-cell>
          <table:table-cell table:style-name="ce6" table:formula="of:=IF(SUMPRODUCT(--ISNUMBER(SEARCH(&quot;ARDOP&quot;;[.B26])))&gt;0;1;0)" office:value-type="float" office:value="0" calcext:value-type="float">
            <text:p>0</text:p>
          </table:table-cell>
          <table:table-cell table:style-name="ce6" table:formula="of:=IF([.D26]=0;IF([.E26]=0;IF(SUMPRODUCT(--ISNUMBER(SEARCH({&quot;VARA&quot;;&quot;HF&quot;;&quot;40M&quot;;&quot;30M&quot;;&quot;20M&quot;;&quot;17M&quot;};[.B26])))&gt;1;1;0);0);0)" office:value-type="float" office:value="0" calcext:value-type="float">
            <text:p>0</text:p>
          </table:table-cell>
          <table:table-cell table:style-name="ce6" table:formula="of:=IF(SUMPRODUCT(--ISNUMBER(SEARCH(&quot;PACTOR&quot;;[.B26])))&gt;0;1;0)" office:value-type="float" office:value="0" calcext:value-type="float">
            <text:p>0</text:p>
          </table:table-cell>
          <table:table-cell table:style-name="ce6" table:formula="of:=IF(SUMPRODUCT(--ISNUMBER(SEARCH(&quot;TELNET&quot;;[.B26])))&gt;0;1;0)" office:value-type="float" office:value="0" calcext:value-type="float">
            <text:p>0</text:p>
          </table:table-cell>
          <table:table-cell table:style-name="ce6" table:formula="of:=IF(ISBLANK([.B26]);0; IF(SUM([.C26:.I2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27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27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27])))&gt;1;1;0)" office:value-type="float" office:value="0" calcext:value-type="float">
            <text:p>0</text:p>
          </table:table-cell>
          <table:table-cell table:style-name="ce6" table:formula="of:=IF(SUMPRODUCT(--ISNUMBER(SEARCH(&quot;ARDOP&quot;;[.B27])))&gt;0;1;0)" office:value-type="float" office:value="0" calcext:value-type="float">
            <text:p>0</text:p>
          </table:table-cell>
          <table:table-cell table:style-name="ce6" table:formula="of:=IF([.D27]=0;IF([.E27]=0;IF(SUMPRODUCT(--ISNUMBER(SEARCH({&quot;VARA&quot;;&quot;HF&quot;;&quot;40M&quot;;&quot;30M&quot;;&quot;20M&quot;;&quot;17M&quot;};[.B27])))&gt;1;1;0);0);0)" office:value-type="float" office:value="0" calcext:value-type="float">
            <text:p>0</text:p>
          </table:table-cell>
          <table:table-cell table:style-name="ce6" table:formula="of:=IF(SUMPRODUCT(--ISNUMBER(SEARCH(&quot;PACTOR&quot;;[.B27])))&gt;0;1;0)" office:value-type="float" office:value="0" calcext:value-type="float">
            <text:p>0</text:p>
          </table:table-cell>
          <table:table-cell table:style-name="ce6" table:formula="of:=IF(SUMPRODUCT(--ISNUMBER(SEARCH(&quot;TELNET&quot;;[.B27])))&gt;0;1;0)" office:value-type="float" office:value="0" calcext:value-type="float">
            <text:p>0</text:p>
          </table:table-cell>
          <table:table-cell table:style-name="ce6" table:formula="of:=IF(ISBLANK([.B27]);0; IF(SUM([.C27:.I2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28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28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28])))&gt;1;1;0)" office:value-type="float" office:value="0" calcext:value-type="float">
            <text:p>0</text:p>
          </table:table-cell>
          <table:table-cell table:style-name="ce6" table:formula="of:=IF(SUMPRODUCT(--ISNUMBER(SEARCH(&quot;ARDOP&quot;;[.B28])))&gt;0;1;0)" office:value-type="float" office:value="0" calcext:value-type="float">
            <text:p>0</text:p>
          </table:table-cell>
          <table:table-cell table:style-name="ce6" table:formula="of:=IF([.D28]=0;IF([.E28]=0;IF(SUMPRODUCT(--ISNUMBER(SEARCH({&quot;VARA&quot;;&quot;HF&quot;;&quot;40M&quot;;&quot;30M&quot;;&quot;20M&quot;;&quot;17M&quot;};[.B28])))&gt;1;1;0);0);0)" office:value-type="float" office:value="0" calcext:value-type="float">
            <text:p>0</text:p>
          </table:table-cell>
          <table:table-cell table:style-name="ce6" table:formula="of:=IF(SUMPRODUCT(--ISNUMBER(SEARCH(&quot;PACTOR&quot;;[.B28])))&gt;0;1;0)" office:value-type="float" office:value="0" calcext:value-type="float">
            <text:p>0</text:p>
          </table:table-cell>
          <table:table-cell table:style-name="ce6" table:formula="of:=IF(SUMPRODUCT(--ISNUMBER(SEARCH(&quot;TELNET&quot;;[.B28])))&gt;0;1;0)" office:value-type="float" office:value="0" calcext:value-type="float">
            <text:p>0</text:p>
          </table:table-cell>
          <table:table-cell table:style-name="ce6" table:formula="of:=IF(ISBLANK([.B28]);0; IF(SUM([.C28:.I2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29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29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29])))&gt;1;1;0)" office:value-type="float" office:value="0" calcext:value-type="float">
            <text:p>0</text:p>
          </table:table-cell>
          <table:table-cell table:style-name="ce6" table:formula="of:=IF(SUMPRODUCT(--ISNUMBER(SEARCH(&quot;ARDOP&quot;;[.B29])))&gt;0;1;0)" office:value-type="float" office:value="0" calcext:value-type="float">
            <text:p>0</text:p>
          </table:table-cell>
          <table:table-cell table:style-name="ce6" table:formula="of:=IF([.D29]=0;IF([.E29]=0;IF(SUMPRODUCT(--ISNUMBER(SEARCH({&quot;VARA&quot;;&quot;HF&quot;;&quot;40M&quot;;&quot;30M&quot;;&quot;20M&quot;;&quot;17M&quot;};[.B29])))&gt;1;1;0);0);0)" office:value-type="float" office:value="0" calcext:value-type="float">
            <text:p>0</text:p>
          </table:table-cell>
          <table:table-cell table:style-name="ce6" table:formula="of:=IF(SUMPRODUCT(--ISNUMBER(SEARCH(&quot;PACTOR&quot;;[.B29])))&gt;0;1;0)" office:value-type="float" office:value="0" calcext:value-type="float">
            <text:p>0</text:p>
          </table:table-cell>
          <table:table-cell table:style-name="ce6" table:formula="of:=IF(SUMPRODUCT(--ISNUMBER(SEARCH(&quot;TELNET&quot;;[.B29])))&gt;0;1;0)" office:value-type="float" office:value="0" calcext:value-type="float">
            <text:p>0</text:p>
          </table:table-cell>
          <table:table-cell table:style-name="ce6" table:formula="of:=IF(ISBLANK([.B29]);0; IF(SUM([.C29:.I29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30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30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30])))&gt;1;1;0)" office:value-type="float" office:value="0" calcext:value-type="float">
            <text:p>0</text:p>
          </table:table-cell>
          <table:table-cell table:style-name="ce6" table:formula="of:=IF(SUMPRODUCT(--ISNUMBER(SEARCH(&quot;ARDOP&quot;;[.B30])))&gt;0;1;0)" office:value-type="float" office:value="0" calcext:value-type="float">
            <text:p>0</text:p>
          </table:table-cell>
          <table:table-cell table:style-name="ce6" table:formula="of:=IF([.D30]=0;IF([.E30]=0;IF(SUMPRODUCT(--ISNUMBER(SEARCH({&quot;VARA&quot;;&quot;HF&quot;;&quot;40M&quot;;&quot;30M&quot;;&quot;20M&quot;;&quot;17M&quot;};[.B30])))&gt;1;1;0);0);0)" office:value-type="float" office:value="0" calcext:value-type="float">
            <text:p>0</text:p>
          </table:table-cell>
          <table:table-cell table:style-name="ce6" table:formula="of:=IF(SUMPRODUCT(--ISNUMBER(SEARCH(&quot;PACTOR&quot;;[.B30])))&gt;0;1;0)" office:value-type="float" office:value="0" calcext:value-type="float">
            <text:p>0</text:p>
          </table:table-cell>
          <table:table-cell table:style-name="ce6" table:formula="of:=IF(SUMPRODUCT(--ISNUMBER(SEARCH(&quot;TELNET&quot;;[.B30])))&gt;0;1;0)" office:value-type="float" office:value="0" calcext:value-type="float">
            <text:p>0</text:p>
          </table:table-cell>
          <table:table-cell table:style-name="ce6" table:formula="of:=IF(ISBLANK([.B30]);0; IF(SUM([.C30:.I30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31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31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31])))&gt;1;1;0)" office:value-type="float" office:value="0" calcext:value-type="float">
            <text:p>0</text:p>
          </table:table-cell>
          <table:table-cell table:style-name="ce6" table:formula="of:=IF(SUMPRODUCT(--ISNUMBER(SEARCH(&quot;ARDOP&quot;;[.B31])))&gt;0;1;0)" office:value-type="float" office:value="0" calcext:value-type="float">
            <text:p>0</text:p>
          </table:table-cell>
          <table:table-cell table:style-name="ce6" table:formula="of:=IF([.D31]=0;IF([.E31]=0;IF(SUMPRODUCT(--ISNUMBER(SEARCH({&quot;VARA&quot;;&quot;HF&quot;;&quot;40M&quot;;&quot;30M&quot;;&quot;20M&quot;;&quot;17M&quot;};[.B31])))&gt;1;1;0);0);0)" office:value-type="float" office:value="0" calcext:value-type="float">
            <text:p>0</text:p>
          </table:table-cell>
          <table:table-cell table:style-name="ce6" table:formula="of:=IF(SUMPRODUCT(--ISNUMBER(SEARCH(&quot;PACTOR&quot;;[.B31])))&gt;0;1;0)" office:value-type="float" office:value="0" calcext:value-type="float">
            <text:p>0</text:p>
          </table:table-cell>
          <table:table-cell table:style-name="ce6" table:formula="of:=IF(SUMPRODUCT(--ISNUMBER(SEARCH(&quot;TELNET&quot;;[.B31])))&gt;0;1;0)" office:value-type="float" office:value="0" calcext:value-type="float">
            <text:p>0</text:p>
          </table:table-cell>
          <table:table-cell table:style-name="ce6" table:formula="of:=IF(ISBLANK([.B31]);0; IF(SUM([.C31:.I31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32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32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32])))&gt;1;1;0)" office:value-type="float" office:value="0" calcext:value-type="float">
            <text:p>0</text:p>
          </table:table-cell>
          <table:table-cell table:style-name="ce6" table:formula="of:=IF(SUMPRODUCT(--ISNUMBER(SEARCH(&quot;ARDOP&quot;;[.B32])))&gt;0;1;0)" office:value-type="float" office:value="0" calcext:value-type="float">
            <text:p>0</text:p>
          </table:table-cell>
          <table:table-cell table:style-name="ce6" table:formula="of:=IF([.D32]=0;IF([.E32]=0;IF(SUMPRODUCT(--ISNUMBER(SEARCH({&quot;VARA&quot;;&quot;HF&quot;;&quot;40M&quot;;&quot;30M&quot;;&quot;20M&quot;;&quot;17M&quot;};[.B32])))&gt;1;1;0);0);0)" office:value-type="float" office:value="0" calcext:value-type="float">
            <text:p>0</text:p>
          </table:table-cell>
          <table:table-cell table:style-name="ce6" table:formula="of:=IF(SUMPRODUCT(--ISNUMBER(SEARCH(&quot;PACTOR&quot;;[.B32])))&gt;0;1;0)" office:value-type="float" office:value="0" calcext:value-type="float">
            <text:p>0</text:p>
          </table:table-cell>
          <table:table-cell table:style-name="ce6" table:formula="of:=IF(SUMPRODUCT(--ISNUMBER(SEARCH(&quot;TELNET&quot;;[.B32])))&gt;0;1;0)" office:value-type="float" office:value="0" calcext:value-type="float">
            <text:p>0</text:p>
          </table:table-cell>
          <table:table-cell table:style-name="ce6" table:formula="of:=IF(ISBLANK([.B32]);0; IF(SUM([.C32:.I3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33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33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33])))&gt;1;1;0)" office:value-type="float" office:value="0" calcext:value-type="float">
            <text:p>0</text:p>
          </table:table-cell>
          <table:table-cell table:style-name="ce6" table:formula="of:=IF(SUMPRODUCT(--ISNUMBER(SEARCH(&quot;ARDOP&quot;;[.B33])))&gt;0;1;0)" office:value-type="float" office:value="0" calcext:value-type="float">
            <text:p>0</text:p>
          </table:table-cell>
          <table:table-cell table:style-name="ce6" table:formula="of:=IF([.D33]=0;IF([.E33]=0;IF(SUMPRODUCT(--ISNUMBER(SEARCH({&quot;VARA&quot;;&quot;HF&quot;;&quot;40M&quot;;&quot;30M&quot;;&quot;20M&quot;;&quot;17M&quot;};[.B33])))&gt;1;1;0);0);0)" office:value-type="float" office:value="0" calcext:value-type="float">
            <text:p>0</text:p>
          </table:table-cell>
          <table:table-cell table:style-name="ce6" table:formula="of:=IF(SUMPRODUCT(--ISNUMBER(SEARCH(&quot;PACTOR&quot;;[.B33])))&gt;0;1;0)" office:value-type="float" office:value="0" calcext:value-type="float">
            <text:p>0</text:p>
          </table:table-cell>
          <table:table-cell table:style-name="ce6" table:formula="of:=IF(SUMPRODUCT(--ISNUMBER(SEARCH(&quot;TELNET&quot;;[.B33])))&gt;0;1;0)" office:value-type="float" office:value="0" calcext:value-type="float">
            <text:p>0</text:p>
          </table:table-cell>
          <table:table-cell table:style-name="ce6" table:formula="of:=IF(ISBLANK([.B33]);0; IF(SUM([.C33:.I3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34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34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34])))&gt;1;1;0)" office:value-type="float" office:value="0" calcext:value-type="float">
            <text:p>0</text:p>
          </table:table-cell>
          <table:table-cell table:style-name="ce6" table:formula="of:=IF(SUMPRODUCT(--ISNUMBER(SEARCH(&quot;ARDOP&quot;;[.B34])))&gt;0;1;0)" office:value-type="float" office:value="0" calcext:value-type="float">
            <text:p>0</text:p>
          </table:table-cell>
          <table:table-cell table:style-name="ce6" table:formula="of:=IF([.D34]=0;IF([.E34]=0;IF(SUMPRODUCT(--ISNUMBER(SEARCH({&quot;VARA&quot;;&quot;HF&quot;;&quot;40M&quot;;&quot;30M&quot;;&quot;20M&quot;;&quot;17M&quot;};[.B34])))&gt;1;1;0);0);0)" office:value-type="float" office:value="0" calcext:value-type="float">
            <text:p>0</text:p>
          </table:table-cell>
          <table:table-cell table:style-name="ce6" table:formula="of:=IF(SUMPRODUCT(--ISNUMBER(SEARCH(&quot;PACTOR&quot;;[.B34])))&gt;0;1;0)" office:value-type="float" office:value="0" calcext:value-type="float">
            <text:p>0</text:p>
          </table:table-cell>
          <table:table-cell table:style-name="ce6" table:formula="of:=IF(SUMPRODUCT(--ISNUMBER(SEARCH(&quot;TELNET&quot;;[.B34])))&gt;0;1;0)" office:value-type="float" office:value="0" calcext:value-type="float">
            <text:p>0</text:p>
          </table:table-cell>
          <table:table-cell table:style-name="ce6" table:formula="of:=IF(ISBLANK([.B34]);0; IF(SUM([.C34:.I3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35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35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35])))&gt;1;1;0)" office:value-type="float" office:value="0" calcext:value-type="float">
            <text:p>0</text:p>
          </table:table-cell>
          <table:table-cell table:style-name="ce6" table:formula="of:=IF(SUMPRODUCT(--ISNUMBER(SEARCH(&quot;ARDOP&quot;;[.B35])))&gt;0;1;0)" office:value-type="float" office:value="0" calcext:value-type="float">
            <text:p>0</text:p>
          </table:table-cell>
          <table:table-cell table:style-name="ce6" table:formula="of:=IF([.D35]=0;IF([.E35]=0;IF(SUMPRODUCT(--ISNUMBER(SEARCH({&quot;VARA&quot;;&quot;HF&quot;;&quot;40M&quot;;&quot;30M&quot;;&quot;20M&quot;;&quot;17M&quot;};[.B35])))&gt;1;1;0);0);0)" office:value-type="float" office:value="0" calcext:value-type="float">
            <text:p>0</text:p>
          </table:table-cell>
          <table:table-cell table:style-name="ce6" table:formula="of:=IF(SUMPRODUCT(--ISNUMBER(SEARCH(&quot;PACTOR&quot;;[.B35])))&gt;0;1;0)" office:value-type="float" office:value="0" calcext:value-type="float">
            <text:p>0</text:p>
          </table:table-cell>
          <table:table-cell table:style-name="ce6" table:formula="of:=IF(SUMPRODUCT(--ISNUMBER(SEARCH(&quot;TELNET&quot;;[.B35])))&gt;0;1;0)" office:value-type="float" office:value="0" calcext:value-type="float">
            <text:p>0</text:p>
          </table:table-cell>
          <table:table-cell table:style-name="ce6" table:formula="of:=IF(ISBLANK([.B35]);0; IF(SUM([.C35:.I3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36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36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36])))&gt;1;1;0)" office:value-type="float" office:value="0" calcext:value-type="float">
            <text:p>0</text:p>
          </table:table-cell>
          <table:table-cell table:style-name="ce6" table:formula="of:=IF(SUMPRODUCT(--ISNUMBER(SEARCH(&quot;ARDOP&quot;;[.B36])))&gt;0;1;0)" office:value-type="float" office:value="0" calcext:value-type="float">
            <text:p>0</text:p>
          </table:table-cell>
          <table:table-cell table:style-name="ce6" table:formula="of:=IF([.D36]=0;IF([.E36]=0;IF(SUMPRODUCT(--ISNUMBER(SEARCH({&quot;VARA&quot;;&quot;HF&quot;;&quot;40M&quot;;&quot;30M&quot;;&quot;20M&quot;;&quot;17M&quot;};[.B36])))&gt;1;1;0);0);0)" office:value-type="float" office:value="0" calcext:value-type="float">
            <text:p>0</text:p>
          </table:table-cell>
          <table:table-cell table:style-name="ce6" table:formula="of:=IF(SUMPRODUCT(--ISNUMBER(SEARCH(&quot;PACTOR&quot;;[.B36])))&gt;0;1;0)" office:value-type="float" office:value="0" calcext:value-type="float">
            <text:p>0</text:p>
          </table:table-cell>
          <table:table-cell table:style-name="ce6" table:formula="of:=IF(SUMPRODUCT(--ISNUMBER(SEARCH(&quot;TELNET&quot;;[.B36])))&gt;0;1;0)" office:value-type="float" office:value="0" calcext:value-type="float">
            <text:p>0</text:p>
          </table:table-cell>
          <table:table-cell table:style-name="ce6" table:formula="of:=IF(ISBLANK([.B36]);0; IF(SUM([.C36:.I3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37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37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37])))&gt;1;1;0)" office:value-type="float" office:value="0" calcext:value-type="float">
            <text:p>0</text:p>
          </table:table-cell>
          <table:table-cell table:style-name="ce6" table:formula="of:=IF(SUMPRODUCT(--ISNUMBER(SEARCH(&quot;ARDOP&quot;;[.B37])))&gt;0;1;0)" office:value-type="float" office:value="0" calcext:value-type="float">
            <text:p>0</text:p>
          </table:table-cell>
          <table:table-cell table:style-name="ce6" table:formula="of:=IF([.D37]=0;IF([.E37]=0;IF(SUMPRODUCT(--ISNUMBER(SEARCH({&quot;VARA&quot;;&quot;HF&quot;;&quot;40M&quot;;&quot;30M&quot;;&quot;20M&quot;;&quot;17M&quot;};[.B37])))&gt;1;1;0);0);0)" office:value-type="float" office:value="0" calcext:value-type="float">
            <text:p>0</text:p>
          </table:table-cell>
          <table:table-cell table:style-name="ce6" table:formula="of:=IF(SUMPRODUCT(--ISNUMBER(SEARCH(&quot;PACTOR&quot;;[.B37])))&gt;0;1;0)" office:value-type="float" office:value="0" calcext:value-type="float">
            <text:p>0</text:p>
          </table:table-cell>
          <table:table-cell table:style-name="ce6" table:formula="of:=IF(SUMPRODUCT(--ISNUMBER(SEARCH(&quot;TELNET&quot;;[.B37])))&gt;0;1;0)" office:value-type="float" office:value="0" calcext:value-type="float">
            <text:p>0</text:p>
          </table:table-cell>
          <table:table-cell table:style-name="ce6" table:formula="of:=IF(ISBLANK([.B37]);0; IF(SUM([.C37:.I3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38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38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38])))&gt;1;1;0)" office:value-type="float" office:value="0" calcext:value-type="float">
            <text:p>0</text:p>
          </table:table-cell>
          <table:table-cell table:style-name="ce6" table:formula="of:=IF(SUMPRODUCT(--ISNUMBER(SEARCH(&quot;ARDOP&quot;;[.B38])))&gt;0;1;0)" office:value-type="float" office:value="0" calcext:value-type="float">
            <text:p>0</text:p>
          </table:table-cell>
          <table:table-cell table:style-name="ce6" table:formula="of:=IF([.D38]=0;IF([.E38]=0;IF(SUMPRODUCT(--ISNUMBER(SEARCH({&quot;VARA&quot;;&quot;HF&quot;;&quot;40M&quot;;&quot;30M&quot;;&quot;20M&quot;;&quot;17M&quot;};[.B38])))&gt;1;1;0);0);0)" office:value-type="float" office:value="0" calcext:value-type="float">
            <text:p>0</text:p>
          </table:table-cell>
          <table:table-cell table:style-name="ce6" table:formula="of:=IF(SUMPRODUCT(--ISNUMBER(SEARCH(&quot;PACTOR&quot;;[.B38])))&gt;0;1;0)" office:value-type="float" office:value="0" calcext:value-type="float">
            <text:p>0</text:p>
          </table:table-cell>
          <table:table-cell table:style-name="ce6" table:formula="of:=IF(SUMPRODUCT(--ISNUMBER(SEARCH(&quot;TELNET&quot;;[.B38])))&gt;0;1;0)" office:value-type="float" office:value="0" calcext:value-type="float">
            <text:p>0</text:p>
          </table:table-cell>
          <table:table-cell table:style-name="ce6" table:formula="of:=IF(ISBLANK([.B38]);0; IF(SUM([.C38:.I3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39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39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39])))&gt;1;1;0)" office:value-type="float" office:value="0" calcext:value-type="float">
            <text:p>0</text:p>
          </table:table-cell>
          <table:table-cell table:style-name="ce6" table:formula="of:=IF(SUMPRODUCT(--ISNUMBER(SEARCH(&quot;ARDOP&quot;;[.B39])))&gt;0;1;0)" office:value-type="float" office:value="0" calcext:value-type="float">
            <text:p>0</text:p>
          </table:table-cell>
          <table:table-cell table:style-name="ce6" table:formula="of:=IF([.D39]=0;IF([.E39]=0;IF(SUMPRODUCT(--ISNUMBER(SEARCH({&quot;VARA&quot;;&quot;HF&quot;;&quot;40M&quot;;&quot;30M&quot;;&quot;20M&quot;;&quot;17M&quot;};[.B39])))&gt;1;1;0);0);0)" office:value-type="float" office:value="0" calcext:value-type="float">
            <text:p>0</text:p>
          </table:table-cell>
          <table:table-cell table:style-name="ce6" table:formula="of:=IF(SUMPRODUCT(--ISNUMBER(SEARCH(&quot;PACTOR&quot;;[.B39])))&gt;0;1;0)" office:value-type="float" office:value="0" calcext:value-type="float">
            <text:p>0</text:p>
          </table:table-cell>
          <table:table-cell table:style-name="ce6" table:formula="of:=IF(SUMPRODUCT(--ISNUMBER(SEARCH(&quot;TELNET&quot;;[.B39])))&gt;0;1;0)" office:value-type="float" office:value="0" calcext:value-type="float">
            <text:p>0</text:p>
          </table:table-cell>
          <table:table-cell table:style-name="ce6" table:formula="of:=IF(ISBLANK([.B39]);0; IF(SUM([.C39:.I39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40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40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40])))&gt;1;1;0)" office:value-type="float" office:value="0" calcext:value-type="float">
            <text:p>0</text:p>
          </table:table-cell>
          <table:table-cell table:style-name="ce6" table:formula="of:=IF(SUMPRODUCT(--ISNUMBER(SEARCH(&quot;ARDOP&quot;;[.B40])))&gt;0;1;0)" office:value-type="float" office:value="0" calcext:value-type="float">
            <text:p>0</text:p>
          </table:table-cell>
          <table:table-cell table:style-name="ce6" table:formula="of:=IF([.D40]=0;IF([.E40]=0;IF(SUMPRODUCT(--ISNUMBER(SEARCH({&quot;VARA&quot;;&quot;HF&quot;;&quot;40M&quot;;&quot;30M&quot;;&quot;20M&quot;;&quot;17M&quot;};[.B40])))&gt;1;1;0);0);0)" office:value-type="float" office:value="0" calcext:value-type="float">
            <text:p>0</text:p>
          </table:table-cell>
          <table:table-cell table:style-name="ce6" table:formula="of:=IF(SUMPRODUCT(--ISNUMBER(SEARCH(&quot;PACTOR&quot;;[.B40])))&gt;0;1;0)" office:value-type="float" office:value="0" calcext:value-type="float">
            <text:p>0</text:p>
          </table:table-cell>
          <table:table-cell table:style-name="ce6" table:formula="of:=IF(SUMPRODUCT(--ISNUMBER(SEARCH(&quot;TELNET&quot;;[.B40])))&gt;0;1;0)" office:value-type="float" office:value="0" calcext:value-type="float">
            <text:p>0</text:p>
          </table:table-cell>
          <table:table-cell table:style-name="ce6" table:formula="of:=IF(ISBLANK([.B40]);0; IF(SUM([.C40:.I40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41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41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41])))&gt;1;1;0)" office:value-type="float" office:value="0" calcext:value-type="float">
            <text:p>0</text:p>
          </table:table-cell>
          <table:table-cell table:style-name="ce6" table:formula="of:=IF(SUMPRODUCT(--ISNUMBER(SEARCH(&quot;ARDOP&quot;;[.B41])))&gt;0;1;0)" office:value-type="float" office:value="0" calcext:value-type="float">
            <text:p>0</text:p>
          </table:table-cell>
          <table:table-cell table:style-name="ce6" table:formula="of:=IF([.D41]=0;IF([.E41]=0;IF(SUMPRODUCT(--ISNUMBER(SEARCH({&quot;VARA&quot;;&quot;HF&quot;;&quot;40M&quot;;&quot;30M&quot;;&quot;20M&quot;;&quot;17M&quot;};[.B41])))&gt;1;1;0);0);0)" office:value-type="float" office:value="0" calcext:value-type="float">
            <text:p>0</text:p>
          </table:table-cell>
          <table:table-cell table:style-name="ce6" table:formula="of:=IF(SUMPRODUCT(--ISNUMBER(SEARCH(&quot;PACTOR&quot;;[.B41])))&gt;0;1;0)" office:value-type="float" office:value="0" calcext:value-type="float">
            <text:p>0</text:p>
          </table:table-cell>
          <table:table-cell table:style-name="ce6" table:formula="of:=IF(SUMPRODUCT(--ISNUMBER(SEARCH(&quot;TELNET&quot;;[.B41])))&gt;0;1;0)" office:value-type="float" office:value="0" calcext:value-type="float">
            <text:p>0</text:p>
          </table:table-cell>
          <table:table-cell table:style-name="ce6" table:formula="of:=IF(ISBLANK([.B41]);0; IF(SUM([.C41:.I41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42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42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42])))&gt;1;1;0)" office:value-type="float" office:value="0" calcext:value-type="float">
            <text:p>0</text:p>
          </table:table-cell>
          <table:table-cell table:style-name="ce6" table:formula="of:=IF(SUMPRODUCT(--ISNUMBER(SEARCH(&quot;ARDOP&quot;;[.B42])))&gt;0;1;0)" office:value-type="float" office:value="0" calcext:value-type="float">
            <text:p>0</text:p>
          </table:table-cell>
          <table:table-cell table:style-name="ce6" table:formula="of:=IF([.D42]=0;IF([.E42]=0;IF(SUMPRODUCT(--ISNUMBER(SEARCH({&quot;VARA&quot;;&quot;HF&quot;;&quot;40M&quot;;&quot;30M&quot;;&quot;20M&quot;;&quot;17M&quot;};[.B42])))&gt;1;1;0);0);0)" office:value-type="float" office:value="0" calcext:value-type="float">
            <text:p>0</text:p>
          </table:table-cell>
          <table:table-cell table:style-name="ce6" table:formula="of:=IF(SUMPRODUCT(--ISNUMBER(SEARCH(&quot;PACTOR&quot;;[.B42])))&gt;0;1;0)" office:value-type="float" office:value="0" calcext:value-type="float">
            <text:p>0</text:p>
          </table:table-cell>
          <table:table-cell table:style-name="ce6" table:formula="of:=IF(SUMPRODUCT(--ISNUMBER(SEARCH(&quot;TELNET&quot;;[.B42])))&gt;0;1;0)" office:value-type="float" office:value="0" calcext:value-type="float">
            <text:p>0</text:p>
          </table:table-cell>
          <table:table-cell table:style-name="ce6" table:formula="of:=IF(ISBLANK([.B42]);0; IF(SUM([.C42:.I4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43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43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43])))&gt;1;1;0)" office:value-type="float" office:value="0" calcext:value-type="float">
            <text:p>0</text:p>
          </table:table-cell>
          <table:table-cell table:style-name="ce6" table:formula="of:=IF(SUMPRODUCT(--ISNUMBER(SEARCH(&quot;ARDOP&quot;;[.B43])))&gt;0;1;0)" office:value-type="float" office:value="0" calcext:value-type="float">
            <text:p>0</text:p>
          </table:table-cell>
          <table:table-cell table:style-name="ce6" table:formula="of:=IF([.D43]=0;IF([.E43]=0;IF(SUMPRODUCT(--ISNUMBER(SEARCH({&quot;VARA&quot;;&quot;HF&quot;;&quot;40M&quot;;&quot;30M&quot;;&quot;20M&quot;;&quot;17M&quot;};[.B43])))&gt;1;1;0);0);0)" office:value-type="float" office:value="0" calcext:value-type="float">
            <text:p>0</text:p>
          </table:table-cell>
          <table:table-cell table:style-name="ce6" table:formula="of:=IF(SUMPRODUCT(--ISNUMBER(SEARCH(&quot;PACTOR&quot;;[.B43])))&gt;0;1;0)" office:value-type="float" office:value="0" calcext:value-type="float">
            <text:p>0</text:p>
          </table:table-cell>
          <table:table-cell table:style-name="ce6" table:formula="of:=IF(SUMPRODUCT(--ISNUMBER(SEARCH(&quot;TELNET&quot;;[.B43])))&gt;0;1;0)" office:value-type="float" office:value="0" calcext:value-type="float">
            <text:p>0</text:p>
          </table:table-cell>
          <table:table-cell table:style-name="ce6" table:formula="of:=IF(ISBLANK([.B43]);0; IF(SUM([.C43:.I4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44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44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44])))&gt;1;1;0)" office:value-type="float" office:value="0" calcext:value-type="float">
            <text:p>0</text:p>
          </table:table-cell>
          <table:table-cell table:style-name="ce6" table:formula="of:=IF(SUMPRODUCT(--ISNUMBER(SEARCH(&quot;ARDOP&quot;;[.B44])))&gt;0;1;0)" office:value-type="float" office:value="0" calcext:value-type="float">
            <text:p>0</text:p>
          </table:table-cell>
          <table:table-cell table:style-name="ce6" table:formula="of:=IF([.D44]=0;IF([.E44]=0;IF(SUMPRODUCT(--ISNUMBER(SEARCH({&quot;VARA&quot;;&quot;HF&quot;;&quot;40M&quot;;&quot;30M&quot;;&quot;20M&quot;;&quot;17M&quot;};[.B44])))&gt;1;1;0);0);0)" office:value-type="float" office:value="0" calcext:value-type="float">
            <text:p>0</text:p>
          </table:table-cell>
          <table:table-cell table:style-name="ce6" table:formula="of:=IF(SUMPRODUCT(--ISNUMBER(SEARCH(&quot;PACTOR&quot;;[.B44])))&gt;0;1;0)" office:value-type="float" office:value="0" calcext:value-type="float">
            <text:p>0</text:p>
          </table:table-cell>
          <table:table-cell table:style-name="ce6" table:formula="of:=IF(SUMPRODUCT(--ISNUMBER(SEARCH(&quot;TELNET&quot;;[.B44])))&gt;0;1;0)" office:value-type="float" office:value="0" calcext:value-type="float">
            <text:p>0</text:p>
          </table:table-cell>
          <table:table-cell table:style-name="ce6" table:formula="of:=IF(ISBLANK([.B44]);0; IF(SUM([.C44:.I4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45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45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45])))&gt;1;1;0)" office:value-type="float" office:value="0" calcext:value-type="float">
            <text:p>0</text:p>
          </table:table-cell>
          <table:table-cell table:style-name="ce6" table:formula="of:=IF(SUMPRODUCT(--ISNUMBER(SEARCH(&quot;ARDOP&quot;;[.B45])))&gt;0;1;0)" office:value-type="float" office:value="0" calcext:value-type="float">
            <text:p>0</text:p>
          </table:table-cell>
          <table:table-cell table:style-name="ce6" table:formula="of:=IF([.D45]=0;IF([.E45]=0;IF(SUMPRODUCT(--ISNUMBER(SEARCH({&quot;VARA&quot;;&quot;HF&quot;;&quot;40M&quot;;&quot;30M&quot;;&quot;20M&quot;;&quot;17M&quot;};[.B45])))&gt;1;1;0);0);0)" office:value-type="float" office:value="0" calcext:value-type="float">
            <text:p>0</text:p>
          </table:table-cell>
          <table:table-cell table:style-name="ce6" table:formula="of:=IF(SUMPRODUCT(--ISNUMBER(SEARCH(&quot;PACTOR&quot;;[.B45])))&gt;0;1;0)" office:value-type="float" office:value="0" calcext:value-type="float">
            <text:p>0</text:p>
          </table:table-cell>
          <table:table-cell table:style-name="ce6" table:formula="of:=IF(SUMPRODUCT(--ISNUMBER(SEARCH(&quot;TELNET&quot;;[.B45])))&gt;0;1;0)" office:value-type="float" office:value="0" calcext:value-type="float">
            <text:p>0</text:p>
          </table:table-cell>
          <table:table-cell table:style-name="ce6" table:formula="of:=IF(ISBLANK([.B45]);0; IF(SUM([.C45:.I4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46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46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46])))&gt;1;1;0)" office:value-type="float" office:value="0" calcext:value-type="float">
            <text:p>0</text:p>
          </table:table-cell>
          <table:table-cell table:style-name="ce6" table:formula="of:=IF(SUMPRODUCT(--ISNUMBER(SEARCH(&quot;ARDOP&quot;;[.B46])))&gt;0;1;0)" office:value-type="float" office:value="0" calcext:value-type="float">
            <text:p>0</text:p>
          </table:table-cell>
          <table:table-cell table:style-name="ce6" table:formula="of:=IF([.D46]=0;IF([.E46]=0;IF(SUMPRODUCT(--ISNUMBER(SEARCH({&quot;VARA&quot;;&quot;HF&quot;;&quot;40M&quot;;&quot;30M&quot;;&quot;20M&quot;;&quot;17M&quot;};[.B46])))&gt;1;1;0);0);0)" office:value-type="float" office:value="0" calcext:value-type="float">
            <text:p>0</text:p>
          </table:table-cell>
          <table:table-cell table:style-name="ce6" table:formula="of:=IF(SUMPRODUCT(--ISNUMBER(SEARCH(&quot;PACTOR&quot;;[.B46])))&gt;0;1;0)" office:value-type="float" office:value="0" calcext:value-type="float">
            <text:p>0</text:p>
          </table:table-cell>
          <table:table-cell table:style-name="ce6" table:formula="of:=IF(SUMPRODUCT(--ISNUMBER(SEARCH(&quot;TELNET&quot;;[.B46])))&gt;0;1;0)" office:value-type="float" office:value="0" calcext:value-type="float">
            <text:p>0</text:p>
          </table:table-cell>
          <table:table-cell table:style-name="ce6" table:formula="of:=IF(ISBLANK([.B46]);0; IF(SUM([.C46:.I4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47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47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47])))&gt;1;1;0)" office:value-type="float" office:value="0" calcext:value-type="float">
            <text:p>0</text:p>
          </table:table-cell>
          <table:table-cell table:style-name="ce6" table:formula="of:=IF(SUMPRODUCT(--ISNUMBER(SEARCH(&quot;ARDOP&quot;;[.B47])))&gt;0;1;0)" office:value-type="float" office:value="0" calcext:value-type="float">
            <text:p>0</text:p>
          </table:table-cell>
          <table:table-cell table:style-name="ce6" table:formula="of:=IF([.D47]=0;IF([.E47]=0;IF(SUMPRODUCT(--ISNUMBER(SEARCH({&quot;VARA&quot;;&quot;HF&quot;;&quot;40M&quot;;&quot;30M&quot;;&quot;20M&quot;;&quot;17M&quot;};[.B47])))&gt;1;1;0);0);0)" office:value-type="float" office:value="0" calcext:value-type="float">
            <text:p>0</text:p>
          </table:table-cell>
          <table:table-cell table:style-name="ce6" table:formula="of:=IF(SUMPRODUCT(--ISNUMBER(SEARCH(&quot;PACTOR&quot;;[.B47])))&gt;0;1;0)" office:value-type="float" office:value="0" calcext:value-type="float">
            <text:p>0</text:p>
          </table:table-cell>
          <table:table-cell table:style-name="ce6" table:formula="of:=IF(SUMPRODUCT(--ISNUMBER(SEARCH(&quot;TELNET&quot;;[.B47])))&gt;0;1;0)" office:value-type="float" office:value="0" calcext:value-type="float">
            <text:p>0</text:p>
          </table:table-cell>
          <table:table-cell table:style-name="ce6" table:formula="of:=IF(ISBLANK([.B47]);0; IF(SUM([.C47:.I4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48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48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48])))&gt;1;1;0)" office:value-type="float" office:value="0" calcext:value-type="float">
            <text:p>0</text:p>
          </table:table-cell>
          <table:table-cell table:style-name="ce6" table:formula="of:=IF(SUMPRODUCT(--ISNUMBER(SEARCH(&quot;ARDOP&quot;;[.B48])))&gt;0;1;0)" office:value-type="float" office:value="0" calcext:value-type="float">
            <text:p>0</text:p>
          </table:table-cell>
          <table:table-cell table:style-name="ce6" table:formula="of:=IF([.D48]=0;IF([.E48]=0;IF(SUMPRODUCT(--ISNUMBER(SEARCH({&quot;VARA&quot;;&quot;HF&quot;;&quot;40M&quot;;&quot;30M&quot;;&quot;20M&quot;;&quot;17M&quot;};[.B48])))&gt;1;1;0);0);0)" office:value-type="float" office:value="0" calcext:value-type="float">
            <text:p>0</text:p>
          </table:table-cell>
          <table:table-cell table:style-name="ce6" table:formula="of:=IF(SUMPRODUCT(--ISNUMBER(SEARCH(&quot;PACTOR&quot;;[.B48])))&gt;0;1;0)" office:value-type="float" office:value="0" calcext:value-type="float">
            <text:p>0</text:p>
          </table:table-cell>
          <table:table-cell table:style-name="ce6" table:formula="of:=IF(SUMPRODUCT(--ISNUMBER(SEARCH(&quot;TELNET&quot;;[.B48])))&gt;0;1;0)" office:value-type="float" office:value="0" calcext:value-type="float">
            <text:p>0</text:p>
          </table:table-cell>
          <table:table-cell table:style-name="ce6" table:formula="of:=IF(ISBLANK([.B48]);0; IF(SUM([.C48:.I4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49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49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49])))&gt;1;1;0)" office:value-type="float" office:value="0" calcext:value-type="float">
            <text:p>0</text:p>
          </table:table-cell>
          <table:table-cell table:style-name="ce6" table:formula="of:=IF(SUMPRODUCT(--ISNUMBER(SEARCH(&quot;ARDOP&quot;;[.B49])))&gt;0;1;0)" office:value-type="float" office:value="0" calcext:value-type="float">
            <text:p>0</text:p>
          </table:table-cell>
          <table:table-cell table:style-name="ce6" table:formula="of:=IF([.D49]=0;IF([.E49]=0;IF(SUMPRODUCT(--ISNUMBER(SEARCH({&quot;VARA&quot;;&quot;HF&quot;;&quot;40M&quot;;&quot;30M&quot;;&quot;20M&quot;;&quot;17M&quot;};[.B49])))&gt;1;1;0);0);0)" office:value-type="float" office:value="0" calcext:value-type="float">
            <text:p>0</text:p>
          </table:table-cell>
          <table:table-cell table:style-name="ce6" table:formula="of:=IF(SUMPRODUCT(--ISNUMBER(SEARCH(&quot;PACTOR&quot;;[.B49])))&gt;0;1;0)" office:value-type="float" office:value="0" calcext:value-type="float">
            <text:p>0</text:p>
          </table:table-cell>
          <table:table-cell table:style-name="ce6" table:formula="of:=IF(SUMPRODUCT(--ISNUMBER(SEARCH(&quot;TELNET&quot;;[.B49])))&gt;0;1;0)" office:value-type="float" office:value="0" calcext:value-type="float">
            <text:p>0</text:p>
          </table:table-cell>
          <table:table-cell table:style-name="ce6" table:formula="of:=IF(ISBLANK([.B49]);0; IF(SUM([.C49:.I49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50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50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50])))&gt;1;1;0)" office:value-type="float" office:value="0" calcext:value-type="float">
            <text:p>0</text:p>
          </table:table-cell>
          <table:table-cell table:style-name="ce6" table:formula="of:=IF(SUMPRODUCT(--ISNUMBER(SEARCH(&quot;ARDOP&quot;;[.B50])))&gt;0;1;0)" office:value-type="float" office:value="0" calcext:value-type="float">
            <text:p>0</text:p>
          </table:table-cell>
          <table:table-cell table:style-name="ce6" table:formula="of:=IF([.D50]=0;IF([.E50]=0;IF(SUMPRODUCT(--ISNUMBER(SEARCH({&quot;VARA&quot;;&quot;HF&quot;;&quot;40M&quot;;&quot;30M&quot;;&quot;20M&quot;;&quot;17M&quot;};[.B50])))&gt;1;1;0);0);0)" office:value-type="float" office:value="0" calcext:value-type="float">
            <text:p>0</text:p>
          </table:table-cell>
          <table:table-cell table:style-name="ce6" table:formula="of:=IF(SUMPRODUCT(--ISNUMBER(SEARCH(&quot;PACTOR&quot;;[.B50])))&gt;0;1;0)" office:value-type="float" office:value="0" calcext:value-type="float">
            <text:p>0</text:p>
          </table:table-cell>
          <table:table-cell table:style-name="ce6" table:formula="of:=IF(SUMPRODUCT(--ISNUMBER(SEARCH(&quot;TELNET&quot;;[.B50])))&gt;0;1;0)" office:value-type="float" office:value="0" calcext:value-type="float">
            <text:p>0</text:p>
          </table:table-cell>
          <table:table-cell table:style-name="ce6" table:formula="of:=IF(ISBLANK([.B50]);0; IF(SUM([.C50:.I50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51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51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51])))&gt;1;1;0)" office:value-type="float" office:value="0" calcext:value-type="float">
            <text:p>0</text:p>
          </table:table-cell>
          <table:table-cell table:style-name="ce6" table:formula="of:=IF(SUMPRODUCT(--ISNUMBER(SEARCH(&quot;ARDOP&quot;;[.B51])))&gt;0;1;0)" office:value-type="float" office:value="0" calcext:value-type="float">
            <text:p>0</text:p>
          </table:table-cell>
          <table:table-cell table:style-name="ce6" table:formula="of:=IF([.D51]=0;IF([.E51]=0;IF(SUMPRODUCT(--ISNUMBER(SEARCH({&quot;VARA&quot;;&quot;HF&quot;;&quot;40M&quot;;&quot;30M&quot;;&quot;20M&quot;;&quot;17M&quot;};[.B51])))&gt;1;1;0);0);0)" office:value-type="float" office:value="0" calcext:value-type="float">
            <text:p>0</text:p>
          </table:table-cell>
          <table:table-cell table:style-name="ce6" table:formula="of:=IF(SUMPRODUCT(--ISNUMBER(SEARCH(&quot;PACTOR&quot;;[.B51])))&gt;0;1;0)" office:value-type="float" office:value="0" calcext:value-type="float">
            <text:p>0</text:p>
          </table:table-cell>
          <table:table-cell table:style-name="ce6" table:formula="of:=IF(SUMPRODUCT(--ISNUMBER(SEARCH(&quot;TELNET&quot;;[.B51])))&gt;0;1;0)" office:value-type="float" office:value="0" calcext:value-type="float">
            <text:p>0</text:p>
          </table:table-cell>
          <table:table-cell table:style-name="ce6" table:formula="of:=IF(ISBLANK([.B51]);0; IF(SUM([.C51:.I51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52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52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52])))&gt;1;1;0)" office:value-type="float" office:value="0" calcext:value-type="float">
            <text:p>0</text:p>
          </table:table-cell>
          <table:table-cell table:style-name="ce6" table:formula="of:=IF(SUMPRODUCT(--ISNUMBER(SEARCH(&quot;ARDOP&quot;;[.B52])))&gt;0;1;0)" office:value-type="float" office:value="0" calcext:value-type="float">
            <text:p>0</text:p>
          </table:table-cell>
          <table:table-cell table:style-name="ce6" table:formula="of:=IF([.D52]=0;IF([.E52]=0;IF(SUMPRODUCT(--ISNUMBER(SEARCH({&quot;VARA&quot;;&quot;HF&quot;;&quot;40M&quot;;&quot;30M&quot;;&quot;20M&quot;;&quot;17M&quot;};[.B52])))&gt;1;1;0);0);0)" office:value-type="float" office:value="0" calcext:value-type="float">
            <text:p>0</text:p>
          </table:table-cell>
          <table:table-cell table:style-name="ce6" table:formula="of:=IF(SUMPRODUCT(--ISNUMBER(SEARCH(&quot;PACTOR&quot;;[.B52])))&gt;0;1;0)" office:value-type="float" office:value="0" calcext:value-type="float">
            <text:p>0</text:p>
          </table:table-cell>
          <table:table-cell table:style-name="ce6" table:formula="of:=IF(SUMPRODUCT(--ISNUMBER(SEARCH(&quot;TELNET&quot;;[.B52])))&gt;0;1;0)" office:value-type="float" office:value="0" calcext:value-type="float">
            <text:p>0</text:p>
          </table:table-cell>
          <table:table-cell table:style-name="ce6" table:formula="of:=IF(ISBLANK([.B52]);0; IF(SUM([.C52:.I5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3" table:number-columns-repeated="2"/>
          <table:table-cell table:style-name="ce6" table:formula="of:=IF(SUMPRODUCT(--ISNUMBER(SEARCH({&quot;PACKET&quot;;&quot;PKT&quot;};[.B53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53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53])))&gt;1;1;0)" office:value-type="float" office:value="0" calcext:value-type="float">
            <text:p>0</text:p>
          </table:table-cell>
          <table:table-cell table:style-name="ce6" table:formula="of:=IF(SUMPRODUCT(--ISNUMBER(SEARCH(&quot;ARDOP&quot;;[.B53])))&gt;0;1;0)" office:value-type="float" office:value="0" calcext:value-type="float">
            <text:p>0</text:p>
          </table:table-cell>
          <table:table-cell table:style-name="ce6" table:formula="of:=IF([.D53]=0;IF([.E53]=0;IF(SUMPRODUCT(--ISNUMBER(SEARCH({&quot;VARA&quot;;&quot;HF&quot;;&quot;40M&quot;;&quot;30M&quot;;&quot;20M&quot;;&quot;17M&quot;};[.B53])))&gt;1;1;0);0);0)" office:value-type="float" office:value="0" calcext:value-type="float">
            <text:p>0</text:p>
          </table:table-cell>
          <table:table-cell table:style-name="ce6" table:formula="of:=IF(SUMPRODUCT(--ISNUMBER(SEARCH(&quot;PACTOR&quot;;[.B53])))&gt;0;1;0)" office:value-type="float" office:value="0" calcext:value-type="float">
            <text:p>0</text:p>
          </table:table-cell>
          <table:table-cell table:style-name="ce6" table:formula="of:=IF(SUMPRODUCT(--ISNUMBER(SEARCH(&quot;TELNET&quot;;[.B53])))&gt;0;1;0)" office:value-type="float" office:value="0" calcext:value-type="float">
            <text:p>0</text:p>
          </table:table-cell>
          <table:table-cell table:style-name="ce6" table:formula="of:=IF(ISBLANK([.B53]);0; IF(SUM([.C53:.I5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54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54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54])))&gt;1;1;0)" office:value-type="float" office:value="0" calcext:value-type="float">
            <text:p>0</text:p>
          </table:table-cell>
          <table:table-cell table:style-name="ce6" table:formula="of:=IF(SUMPRODUCT(--ISNUMBER(SEARCH(&quot;ARDOP&quot;;[.B54])))&gt;0;1;0)" office:value-type="float" office:value="0" calcext:value-type="float">
            <text:p>0</text:p>
          </table:table-cell>
          <table:table-cell table:style-name="ce6" table:formula="of:=IF([.D54]=0;IF([.E54]=0;IF(SUMPRODUCT(--ISNUMBER(SEARCH({&quot;VARA&quot;;&quot;HF&quot;;&quot;40M&quot;;&quot;30M&quot;;&quot;20M&quot;;&quot;17M&quot;};[.B54])))&gt;1;1;0);0);0)" office:value-type="float" office:value="0" calcext:value-type="float">
            <text:p>0</text:p>
          </table:table-cell>
          <table:table-cell table:style-name="ce6" table:formula="of:=IF(SUMPRODUCT(--ISNUMBER(SEARCH(&quot;PACTOR&quot;;[.B54])))&gt;0;1;0)" office:value-type="float" office:value="0" calcext:value-type="float">
            <text:p>0</text:p>
          </table:table-cell>
          <table:table-cell table:style-name="ce6" table:formula="of:=IF(SUMPRODUCT(--ISNUMBER(SEARCH(&quot;TELNET&quot;;[.B54])))&gt;0;1;0)" office:value-type="float" office:value="0" calcext:value-type="float">
            <text:p>0</text:p>
          </table:table-cell>
          <table:table-cell table:style-name="ce6" table:formula="of:=IF(ISBLANK([.B54]);0; IF(SUM([.C54:.I5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55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55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55])))&gt;1;1;0)" office:value-type="float" office:value="0" calcext:value-type="float">
            <text:p>0</text:p>
          </table:table-cell>
          <table:table-cell table:style-name="ce6" table:formula="of:=IF(SUMPRODUCT(--ISNUMBER(SEARCH(&quot;ARDOP&quot;;[.B55])))&gt;0;1;0)" office:value-type="float" office:value="0" calcext:value-type="float">
            <text:p>0</text:p>
          </table:table-cell>
          <table:table-cell table:style-name="ce6" table:formula="of:=IF([.D55]=0;IF([.E55]=0;IF(SUMPRODUCT(--ISNUMBER(SEARCH({&quot;VARA&quot;;&quot;HF&quot;;&quot;40M&quot;;&quot;30M&quot;;&quot;20M&quot;;&quot;17M&quot;};[.B55])))&gt;1;1;0);0);0)" office:value-type="float" office:value="0" calcext:value-type="float">
            <text:p>0</text:p>
          </table:table-cell>
          <table:table-cell table:style-name="ce6" table:formula="of:=IF(SUMPRODUCT(--ISNUMBER(SEARCH(&quot;PACTOR&quot;;[.B55])))&gt;0;1;0)" office:value-type="float" office:value="0" calcext:value-type="float">
            <text:p>0</text:p>
          </table:table-cell>
          <table:table-cell table:style-name="ce6" table:formula="of:=IF(SUMPRODUCT(--ISNUMBER(SEARCH(&quot;TELNET&quot;;[.B55])))&gt;0;1;0)" office:value-type="float" office:value="0" calcext:value-type="float">
            <text:p>0</text:p>
          </table:table-cell>
          <table:table-cell table:style-name="ce6" table:formula="of:=IF(ISBLANK([.B55]);0; IF(SUM([.C55:.I5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56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56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56])))&gt;1;1;0)" office:value-type="float" office:value="0" calcext:value-type="float">
            <text:p>0</text:p>
          </table:table-cell>
          <table:table-cell table:style-name="ce6" table:formula="of:=IF(SUMPRODUCT(--ISNUMBER(SEARCH(&quot;ARDOP&quot;;[.B56])))&gt;0;1;0)" office:value-type="float" office:value="0" calcext:value-type="float">
            <text:p>0</text:p>
          </table:table-cell>
          <table:table-cell table:style-name="ce6" table:formula="of:=IF([.D56]=0;IF([.E56]=0;IF(SUMPRODUCT(--ISNUMBER(SEARCH({&quot;VARA&quot;;&quot;HF&quot;;&quot;40M&quot;;&quot;30M&quot;;&quot;20M&quot;;&quot;17M&quot;};[.B56])))&gt;1;1;0);0);0)" office:value-type="float" office:value="0" calcext:value-type="float">
            <text:p>0</text:p>
          </table:table-cell>
          <table:table-cell table:style-name="ce6" table:formula="of:=IF(SUMPRODUCT(--ISNUMBER(SEARCH(&quot;PACTOR&quot;;[.B56])))&gt;0;1;0)" office:value-type="float" office:value="0" calcext:value-type="float">
            <text:p>0</text:p>
          </table:table-cell>
          <table:table-cell table:style-name="ce6" table:formula="of:=IF(SUMPRODUCT(--ISNUMBER(SEARCH(&quot;TELNET&quot;;[.B56])))&gt;0;1;0)" office:value-type="float" office:value="0" calcext:value-type="float">
            <text:p>0</text:p>
          </table:table-cell>
          <table:table-cell table:style-name="ce6" table:formula="of:=IF(ISBLANK([.B56]);0; IF(SUM([.C56:.I5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57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57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57])))&gt;1;1;0)" office:value-type="float" office:value="0" calcext:value-type="float">
            <text:p>0</text:p>
          </table:table-cell>
          <table:table-cell table:style-name="ce6" table:formula="of:=IF(SUMPRODUCT(--ISNUMBER(SEARCH(&quot;ARDOP&quot;;[.B57])))&gt;0;1;0)" office:value-type="float" office:value="0" calcext:value-type="float">
            <text:p>0</text:p>
          </table:table-cell>
          <table:table-cell table:style-name="ce6" table:formula="of:=IF([.D57]=0;IF([.E57]=0;IF(SUMPRODUCT(--ISNUMBER(SEARCH({&quot;VARA&quot;;&quot;HF&quot;;&quot;40M&quot;;&quot;30M&quot;;&quot;20M&quot;;&quot;17M&quot;};[.B57])))&gt;1;1;0);0);0)" office:value-type="float" office:value="0" calcext:value-type="float">
            <text:p>0</text:p>
          </table:table-cell>
          <table:table-cell table:style-name="ce6" table:formula="of:=IF(SUMPRODUCT(--ISNUMBER(SEARCH(&quot;PACTOR&quot;;[.B57])))&gt;0;1;0)" office:value-type="float" office:value="0" calcext:value-type="float">
            <text:p>0</text:p>
          </table:table-cell>
          <table:table-cell table:style-name="ce6" table:formula="of:=IF(SUMPRODUCT(--ISNUMBER(SEARCH(&quot;TELNET&quot;;[.B57])))&gt;0;1;0)" office:value-type="float" office:value="0" calcext:value-type="float">
            <text:p>0</text:p>
          </table:table-cell>
          <table:table-cell table:style-name="ce6" table:formula="of:=IF(ISBLANK([.B57]);0; IF(SUM([.C57:.I5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58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58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58])))&gt;1;1;0)" office:value-type="float" office:value="0" calcext:value-type="float">
            <text:p>0</text:p>
          </table:table-cell>
          <table:table-cell table:style-name="ce6" table:formula="of:=IF(SUMPRODUCT(--ISNUMBER(SEARCH(&quot;ARDOP&quot;;[.B58])))&gt;0;1;0)" office:value-type="float" office:value="0" calcext:value-type="float">
            <text:p>0</text:p>
          </table:table-cell>
          <table:table-cell table:style-name="ce6" table:formula="of:=IF([.D58]=0;IF([.E58]=0;IF(SUMPRODUCT(--ISNUMBER(SEARCH({&quot;VARA&quot;;&quot;HF&quot;;&quot;40M&quot;;&quot;30M&quot;;&quot;20M&quot;;&quot;17M&quot;};[.B58])))&gt;1;1;0);0);0)" office:value-type="float" office:value="0" calcext:value-type="float">
            <text:p>0</text:p>
          </table:table-cell>
          <table:table-cell table:style-name="ce6" table:formula="of:=IF(SUMPRODUCT(--ISNUMBER(SEARCH(&quot;PACTOR&quot;;[.B58])))&gt;0;1;0)" office:value-type="float" office:value="0" calcext:value-type="float">
            <text:p>0</text:p>
          </table:table-cell>
          <table:table-cell table:style-name="ce6" table:formula="of:=IF(SUMPRODUCT(--ISNUMBER(SEARCH(&quot;TELNET&quot;;[.B58])))&gt;0;1;0)" office:value-type="float" office:value="0" calcext:value-type="float">
            <text:p>0</text:p>
          </table:table-cell>
          <table:table-cell table:style-name="ce6" table:formula="of:=IF(ISBLANK([.B58]);0; IF(SUM([.C58:.I5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59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59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59])))&gt;1;1;0)" office:value-type="float" office:value="0" calcext:value-type="float">
            <text:p>0</text:p>
          </table:table-cell>
          <table:table-cell table:style-name="ce6" table:formula="of:=IF(SUMPRODUCT(--ISNUMBER(SEARCH(&quot;ARDOP&quot;;[.B59])))&gt;0;1;0)" office:value-type="float" office:value="0" calcext:value-type="float">
            <text:p>0</text:p>
          </table:table-cell>
          <table:table-cell table:style-name="ce6" table:formula="of:=IF([.D59]=0;IF([.E59]=0;IF(SUMPRODUCT(--ISNUMBER(SEARCH({&quot;VARA&quot;;&quot;HF&quot;;&quot;40M&quot;;&quot;30M&quot;;&quot;20M&quot;;&quot;17M&quot;};[.B59])))&gt;1;1;0);0);0)" office:value-type="float" office:value="0" calcext:value-type="float">
            <text:p>0</text:p>
          </table:table-cell>
          <table:table-cell table:style-name="ce6" table:formula="of:=IF(SUMPRODUCT(--ISNUMBER(SEARCH(&quot;PACTOR&quot;;[.B59])))&gt;0;1;0)" office:value-type="float" office:value="0" calcext:value-type="float">
            <text:p>0</text:p>
          </table:table-cell>
          <table:table-cell table:style-name="ce6" table:formula="of:=IF(SUMPRODUCT(--ISNUMBER(SEARCH(&quot;TELNET&quot;;[.B59])))&gt;0;1;0)" office:value-type="float" office:value="0" calcext:value-type="float">
            <text:p>0</text:p>
          </table:table-cell>
          <table:table-cell table:style-name="ce6" table:formula="of:=IF(ISBLANK([.B59]);0; IF(SUM([.C59:.I59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60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60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60])))&gt;1;1;0)" office:value-type="float" office:value="0" calcext:value-type="float">
            <text:p>0</text:p>
          </table:table-cell>
          <table:table-cell table:style-name="ce6" table:formula="of:=IF(SUMPRODUCT(--ISNUMBER(SEARCH(&quot;ARDOP&quot;;[.B60])))&gt;0;1;0)" office:value-type="float" office:value="0" calcext:value-type="float">
            <text:p>0</text:p>
          </table:table-cell>
          <table:table-cell table:style-name="ce6" table:formula="of:=IF([.D60]=0;IF([.E60]=0;IF(SUMPRODUCT(--ISNUMBER(SEARCH({&quot;VARA&quot;;&quot;HF&quot;;&quot;40M&quot;;&quot;30M&quot;;&quot;20M&quot;;&quot;17M&quot;};[.B60])))&gt;1;1;0);0);0)" office:value-type="float" office:value="0" calcext:value-type="float">
            <text:p>0</text:p>
          </table:table-cell>
          <table:table-cell table:style-name="ce6" table:formula="of:=IF(SUMPRODUCT(--ISNUMBER(SEARCH(&quot;PACTOR&quot;;[.B60])))&gt;0;1;0)" office:value-type="float" office:value="0" calcext:value-type="float">
            <text:p>0</text:p>
          </table:table-cell>
          <table:table-cell table:style-name="ce6" table:formula="of:=IF(SUMPRODUCT(--ISNUMBER(SEARCH(&quot;TELNET&quot;;[.B60])))&gt;0;1;0)" office:value-type="float" office:value="0" calcext:value-type="float">
            <text:p>0</text:p>
          </table:table-cell>
          <table:table-cell table:style-name="ce6" table:formula="of:=IF(ISBLANK([.B60]);0; IF(SUM([.C60:.I60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61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61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61])))&gt;1;1;0)" office:value-type="float" office:value="0" calcext:value-type="float">
            <text:p>0</text:p>
          </table:table-cell>
          <table:table-cell table:style-name="ce6" table:formula="of:=IF(SUMPRODUCT(--ISNUMBER(SEARCH(&quot;ARDOP&quot;;[.B61])))&gt;0;1;0)" office:value-type="float" office:value="0" calcext:value-type="float">
            <text:p>0</text:p>
          </table:table-cell>
          <table:table-cell table:style-name="ce6" table:formula="of:=IF([.D61]=0;IF([.E61]=0;IF(SUMPRODUCT(--ISNUMBER(SEARCH({&quot;VARA&quot;;&quot;HF&quot;;&quot;40M&quot;;&quot;30M&quot;;&quot;20M&quot;;&quot;17M&quot;};[.B61])))&gt;1;1;0);0);0)" office:value-type="float" office:value="0" calcext:value-type="float">
            <text:p>0</text:p>
          </table:table-cell>
          <table:table-cell table:style-name="ce6" table:formula="of:=IF(SUMPRODUCT(--ISNUMBER(SEARCH(&quot;PACTOR&quot;;[.B61])))&gt;0;1;0)" office:value-type="float" office:value="0" calcext:value-type="float">
            <text:p>0</text:p>
          </table:table-cell>
          <table:table-cell table:style-name="ce6" table:formula="of:=IF(SUMPRODUCT(--ISNUMBER(SEARCH(&quot;TELNET&quot;;[.B61])))&gt;0;1;0)" office:value-type="float" office:value="0" calcext:value-type="float">
            <text:p>0</text:p>
          </table:table-cell>
          <table:table-cell table:style-name="ce6" table:formula="of:=IF(ISBLANK([.B61]);0; IF(SUM([.C61:.I61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62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62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62])))&gt;1;1;0)" office:value-type="float" office:value="0" calcext:value-type="float">
            <text:p>0</text:p>
          </table:table-cell>
          <table:table-cell table:style-name="ce6" table:formula="of:=IF(SUMPRODUCT(--ISNUMBER(SEARCH(&quot;ARDOP&quot;;[.B62])))&gt;0;1;0)" office:value-type="float" office:value="0" calcext:value-type="float">
            <text:p>0</text:p>
          </table:table-cell>
          <table:table-cell table:style-name="ce6" table:formula="of:=IF([.D62]=0;IF([.E62]=0;IF(SUMPRODUCT(--ISNUMBER(SEARCH({&quot;VARA&quot;;&quot;HF&quot;;&quot;40M&quot;;&quot;30M&quot;;&quot;20M&quot;;&quot;17M&quot;};[.B62])))&gt;1;1;0);0);0)" office:value-type="float" office:value="0" calcext:value-type="float">
            <text:p>0</text:p>
          </table:table-cell>
          <table:table-cell table:style-name="ce6" table:formula="of:=IF(SUMPRODUCT(--ISNUMBER(SEARCH(&quot;PACTOR&quot;;[.B62])))&gt;0;1;0)" office:value-type="float" office:value="0" calcext:value-type="float">
            <text:p>0</text:p>
          </table:table-cell>
          <table:table-cell table:style-name="ce6" table:formula="of:=IF(SUMPRODUCT(--ISNUMBER(SEARCH(&quot;TELNET&quot;;[.B62])))&gt;0;1;0)" office:value-type="float" office:value="0" calcext:value-type="float">
            <text:p>0</text:p>
          </table:table-cell>
          <table:table-cell table:style-name="ce6" table:formula="of:=IF(ISBLANK([.B62]);0; IF(SUM([.C62:.I6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63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63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63])))&gt;1;1;0)" office:value-type="float" office:value="0" calcext:value-type="float">
            <text:p>0</text:p>
          </table:table-cell>
          <table:table-cell table:style-name="ce6" table:formula="of:=IF(SUMPRODUCT(--ISNUMBER(SEARCH(&quot;ARDOP&quot;;[.B63])))&gt;0;1;0)" office:value-type="float" office:value="0" calcext:value-type="float">
            <text:p>0</text:p>
          </table:table-cell>
          <table:table-cell table:style-name="ce6" table:formula="of:=IF([.D63]=0;IF([.E63]=0;IF(SUMPRODUCT(--ISNUMBER(SEARCH({&quot;VARA&quot;;&quot;HF&quot;;&quot;40M&quot;;&quot;30M&quot;;&quot;20M&quot;;&quot;17M&quot;};[.B63])))&gt;1;1;0);0);0)" office:value-type="float" office:value="0" calcext:value-type="float">
            <text:p>0</text:p>
          </table:table-cell>
          <table:table-cell table:style-name="ce6" table:formula="of:=IF(SUMPRODUCT(--ISNUMBER(SEARCH(&quot;PACTOR&quot;;[.B63])))&gt;0;1;0)" office:value-type="float" office:value="0" calcext:value-type="float">
            <text:p>0</text:p>
          </table:table-cell>
          <table:table-cell table:style-name="ce6" table:formula="of:=IF(SUMPRODUCT(--ISNUMBER(SEARCH(&quot;TELNET&quot;;[.B63])))&gt;0;1;0)" office:value-type="float" office:value="0" calcext:value-type="float">
            <text:p>0</text:p>
          </table:table-cell>
          <table:table-cell table:style-name="ce6" table:formula="of:=IF(ISBLANK([.B63]);0; IF(SUM([.C63:.I6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64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64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64])))&gt;1;1;0)" office:value-type="float" office:value="0" calcext:value-type="float">
            <text:p>0</text:p>
          </table:table-cell>
          <table:table-cell table:style-name="ce6" table:formula="of:=IF(SUMPRODUCT(--ISNUMBER(SEARCH(&quot;ARDOP&quot;;[.B64])))&gt;0;1;0)" office:value-type="float" office:value="0" calcext:value-type="float">
            <text:p>0</text:p>
          </table:table-cell>
          <table:table-cell table:style-name="ce6" table:formula="of:=IF([.D64]=0;IF([.E64]=0;IF(SUMPRODUCT(--ISNUMBER(SEARCH({&quot;VARA&quot;;&quot;HF&quot;;&quot;40M&quot;;&quot;30M&quot;;&quot;20M&quot;;&quot;17M&quot;};[.B64])))&gt;1;1;0);0);0)" office:value-type="float" office:value="0" calcext:value-type="float">
            <text:p>0</text:p>
          </table:table-cell>
          <table:table-cell table:style-name="ce6" table:formula="of:=IF(SUMPRODUCT(--ISNUMBER(SEARCH(&quot;PACTOR&quot;;[.B64])))&gt;0;1;0)" office:value-type="float" office:value="0" calcext:value-type="float">
            <text:p>0</text:p>
          </table:table-cell>
          <table:table-cell table:style-name="ce6" table:formula="of:=IF(SUMPRODUCT(--ISNUMBER(SEARCH(&quot;TELNET&quot;;[.B64])))&gt;0;1;0)" office:value-type="float" office:value="0" calcext:value-type="float">
            <text:p>0</text:p>
          </table:table-cell>
          <table:table-cell table:style-name="ce6" table:formula="of:=IF(ISBLANK([.B64]);0; IF(SUM([.C64:.I6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65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65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65])))&gt;1;1;0)" office:value-type="float" office:value="0" calcext:value-type="float">
            <text:p>0</text:p>
          </table:table-cell>
          <table:table-cell table:style-name="ce6" table:formula="of:=IF(SUMPRODUCT(--ISNUMBER(SEARCH(&quot;ARDOP&quot;;[.B65])))&gt;0;1;0)" office:value-type="float" office:value="0" calcext:value-type="float">
            <text:p>0</text:p>
          </table:table-cell>
          <table:table-cell table:style-name="ce6" table:formula="of:=IF([.D65]=0;IF([.E65]=0;IF(SUMPRODUCT(--ISNUMBER(SEARCH({&quot;VARA&quot;;&quot;HF&quot;;&quot;40M&quot;;&quot;30M&quot;;&quot;20M&quot;;&quot;17M&quot;};[.B65])))&gt;1;1;0);0);0)" office:value-type="float" office:value="0" calcext:value-type="float">
            <text:p>0</text:p>
          </table:table-cell>
          <table:table-cell table:style-name="ce6" table:formula="of:=IF(SUMPRODUCT(--ISNUMBER(SEARCH(&quot;PACTOR&quot;;[.B65])))&gt;0;1;0)" office:value-type="float" office:value="0" calcext:value-type="float">
            <text:p>0</text:p>
          </table:table-cell>
          <table:table-cell table:style-name="ce6" table:formula="of:=IF(SUMPRODUCT(--ISNUMBER(SEARCH(&quot;TELNET&quot;;[.B65])))&gt;0;1;0)" office:value-type="float" office:value="0" calcext:value-type="float">
            <text:p>0</text:p>
          </table:table-cell>
          <table:table-cell table:style-name="ce6" table:formula="of:=IF(ISBLANK([.B65]);0; IF(SUM([.C65:.I6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66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66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66])))&gt;1;1;0)" office:value-type="float" office:value="0" calcext:value-type="float">
            <text:p>0</text:p>
          </table:table-cell>
          <table:table-cell table:style-name="ce6" table:formula="of:=IF(SUMPRODUCT(--ISNUMBER(SEARCH(&quot;ARDOP&quot;;[.B66])))&gt;0;1;0)" office:value-type="float" office:value="0" calcext:value-type="float">
            <text:p>0</text:p>
          </table:table-cell>
          <table:table-cell table:style-name="ce6" table:formula="of:=IF([.D66]=0;IF([.E66]=0;IF(SUMPRODUCT(--ISNUMBER(SEARCH({&quot;VARA&quot;;&quot;HF&quot;;&quot;40M&quot;;&quot;30M&quot;;&quot;20M&quot;;&quot;17M&quot;};[.B66])))&gt;1;1;0);0);0)" office:value-type="float" office:value="0" calcext:value-type="float">
            <text:p>0</text:p>
          </table:table-cell>
          <table:table-cell table:style-name="ce6" table:formula="of:=IF(SUMPRODUCT(--ISNUMBER(SEARCH(&quot;PACTOR&quot;;[.B66])))&gt;0;1;0)" office:value-type="float" office:value="0" calcext:value-type="float">
            <text:p>0</text:p>
          </table:table-cell>
          <table:table-cell table:style-name="ce6" table:formula="of:=IF(SUMPRODUCT(--ISNUMBER(SEARCH(&quot;TELNET&quot;;[.B66])))&gt;0;1;0)" office:value-type="float" office:value="0" calcext:value-type="float">
            <text:p>0</text:p>
          </table:table-cell>
          <table:table-cell table:style-name="ce6" table:formula="of:=IF(ISBLANK([.B66]);0; IF(SUM([.C66:.I6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67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67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67])))&gt;1;1;0)" office:value-type="float" office:value="0" calcext:value-type="float">
            <text:p>0</text:p>
          </table:table-cell>
          <table:table-cell table:style-name="ce6" table:formula="of:=IF(SUMPRODUCT(--ISNUMBER(SEARCH(&quot;ARDOP&quot;;[.B67])))&gt;0;1;0)" office:value-type="float" office:value="0" calcext:value-type="float">
            <text:p>0</text:p>
          </table:table-cell>
          <table:table-cell table:style-name="ce6" table:formula="of:=IF([.D67]=0;IF([.E67]=0;IF(SUMPRODUCT(--ISNUMBER(SEARCH({&quot;VARA&quot;;&quot;HF&quot;;&quot;40M&quot;;&quot;30M&quot;;&quot;20M&quot;;&quot;17M&quot;};[.B67])))&gt;1;1;0);0);0)" office:value-type="float" office:value="0" calcext:value-type="float">
            <text:p>0</text:p>
          </table:table-cell>
          <table:table-cell table:style-name="ce6" table:formula="of:=IF(SUMPRODUCT(--ISNUMBER(SEARCH(&quot;PACTOR&quot;;[.B67])))&gt;0;1;0)" office:value-type="float" office:value="0" calcext:value-type="float">
            <text:p>0</text:p>
          </table:table-cell>
          <table:table-cell table:style-name="ce6" table:formula="of:=IF(SUMPRODUCT(--ISNUMBER(SEARCH(&quot;TELNET&quot;;[.B67])))&gt;0;1;0)" office:value-type="float" office:value="0" calcext:value-type="float">
            <text:p>0</text:p>
          </table:table-cell>
          <table:table-cell table:style-name="ce6" table:formula="of:=IF(ISBLANK([.B67]);0; IF(SUM([.C67:.I6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68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68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68])))&gt;1;1;0)" office:value-type="float" office:value="0" calcext:value-type="float">
            <text:p>0</text:p>
          </table:table-cell>
          <table:table-cell table:style-name="ce6" table:formula="of:=IF(SUMPRODUCT(--ISNUMBER(SEARCH(&quot;ARDOP&quot;;[.B68])))&gt;0;1;0)" office:value-type="float" office:value="0" calcext:value-type="float">
            <text:p>0</text:p>
          </table:table-cell>
          <table:table-cell table:style-name="ce6" table:formula="of:=IF([.D68]=0;IF([.E68]=0;IF(SUMPRODUCT(--ISNUMBER(SEARCH({&quot;VARA&quot;;&quot;HF&quot;;&quot;40M&quot;;&quot;30M&quot;;&quot;20M&quot;;&quot;17M&quot;};[.B68])))&gt;1;1;0);0);0)" office:value-type="float" office:value="0" calcext:value-type="float">
            <text:p>0</text:p>
          </table:table-cell>
          <table:table-cell table:style-name="ce6" table:formula="of:=IF(SUMPRODUCT(--ISNUMBER(SEARCH(&quot;PACTOR&quot;;[.B68])))&gt;0;1;0)" office:value-type="float" office:value="0" calcext:value-type="float">
            <text:p>0</text:p>
          </table:table-cell>
          <table:table-cell table:style-name="ce6" table:formula="of:=IF(SUMPRODUCT(--ISNUMBER(SEARCH(&quot;TELNET&quot;;[.B68])))&gt;0;1;0)" office:value-type="float" office:value="0" calcext:value-type="float">
            <text:p>0</text:p>
          </table:table-cell>
          <table:table-cell table:style-name="ce6" table:formula="of:=IF(ISBLANK([.B68]);0; IF(SUM([.C68:.I6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69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69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69])))&gt;1;1;0)" office:value-type="float" office:value="0" calcext:value-type="float">
            <text:p>0</text:p>
          </table:table-cell>
          <table:table-cell table:style-name="ce6" table:formula="of:=IF(SUMPRODUCT(--ISNUMBER(SEARCH(&quot;ARDOP&quot;;[.B69])))&gt;0;1;0)" office:value-type="float" office:value="0" calcext:value-type="float">
            <text:p>0</text:p>
          </table:table-cell>
          <table:table-cell table:style-name="ce6" table:formula="of:=IF([.D69]=0;IF([.E69]=0;IF(SUMPRODUCT(--ISNUMBER(SEARCH({&quot;VARA&quot;;&quot;HF&quot;;&quot;40M&quot;;&quot;30M&quot;;&quot;20M&quot;;&quot;17M&quot;};[.B69])))&gt;1;1;0);0);0)" office:value-type="float" office:value="0" calcext:value-type="float">
            <text:p>0</text:p>
          </table:table-cell>
          <table:table-cell table:style-name="ce6" table:formula="of:=IF(SUMPRODUCT(--ISNUMBER(SEARCH(&quot;PACTOR&quot;;[.B69])))&gt;0;1;0)" office:value-type="float" office:value="0" calcext:value-type="float">
            <text:p>0</text:p>
          </table:table-cell>
          <table:table-cell table:style-name="ce6" table:formula="of:=IF(SUMPRODUCT(--ISNUMBER(SEARCH(&quot;TELNET&quot;;[.B69])))&gt;0;1;0)" office:value-type="float" office:value="0" calcext:value-type="float">
            <text:p>0</text:p>
          </table:table-cell>
          <table:table-cell table:style-name="ce6" table:formula="of:=IF(ISBLANK([.B69]);0; IF(SUM([.C69:.I69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70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70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70])))&gt;1;1;0)" office:value-type="float" office:value="0" calcext:value-type="float">
            <text:p>0</text:p>
          </table:table-cell>
          <table:table-cell table:style-name="ce6" table:formula="of:=IF(SUMPRODUCT(--ISNUMBER(SEARCH(&quot;ARDOP&quot;;[.B70])))&gt;0;1;0)" office:value-type="float" office:value="0" calcext:value-type="float">
            <text:p>0</text:p>
          </table:table-cell>
          <table:table-cell table:style-name="ce6" table:formula="of:=IF([.D70]=0;IF([.E70]=0;IF(SUMPRODUCT(--ISNUMBER(SEARCH({&quot;VARA&quot;;&quot;HF&quot;;&quot;40M&quot;;&quot;30M&quot;;&quot;20M&quot;;&quot;17M&quot;};[.B70])))&gt;1;1;0);0);0)" office:value-type="float" office:value="0" calcext:value-type="float">
            <text:p>0</text:p>
          </table:table-cell>
          <table:table-cell table:style-name="ce6" table:formula="of:=IF(SUMPRODUCT(--ISNUMBER(SEARCH(&quot;PACTOR&quot;;[.B70])))&gt;0;1;0)" office:value-type="float" office:value="0" calcext:value-type="float">
            <text:p>0</text:p>
          </table:table-cell>
          <table:table-cell table:style-name="ce6" table:formula="of:=IF(SUMPRODUCT(--ISNUMBER(SEARCH(&quot;TELNET&quot;;[.B70])))&gt;0;1;0)" office:value-type="float" office:value="0" calcext:value-type="float">
            <text:p>0</text:p>
          </table:table-cell>
          <table:table-cell table:style-name="ce6" table:formula="of:=IF(ISBLANK([.B70]);0; IF(SUM([.C70:.I70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71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71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71])))&gt;1;1;0)" office:value-type="float" office:value="0" calcext:value-type="float">
            <text:p>0</text:p>
          </table:table-cell>
          <table:table-cell table:style-name="ce6" table:formula="of:=IF(SUMPRODUCT(--ISNUMBER(SEARCH(&quot;ARDOP&quot;;[.B71])))&gt;0;1;0)" office:value-type="float" office:value="0" calcext:value-type="float">
            <text:p>0</text:p>
          </table:table-cell>
          <table:table-cell table:style-name="ce6" table:formula="of:=IF([.D71]=0;IF([.E71]=0;IF(SUMPRODUCT(--ISNUMBER(SEARCH({&quot;VARA&quot;;&quot;HF&quot;;&quot;40M&quot;;&quot;30M&quot;;&quot;20M&quot;;&quot;17M&quot;};[.B71])))&gt;1;1;0);0);0)" office:value-type="float" office:value="0" calcext:value-type="float">
            <text:p>0</text:p>
          </table:table-cell>
          <table:table-cell table:style-name="ce6" table:formula="of:=IF(SUMPRODUCT(--ISNUMBER(SEARCH(&quot;PACTOR&quot;;[.B71])))&gt;0;1;0)" office:value-type="float" office:value="0" calcext:value-type="float">
            <text:p>0</text:p>
          </table:table-cell>
          <table:table-cell table:style-name="ce6" table:formula="of:=IF(SUMPRODUCT(--ISNUMBER(SEARCH(&quot;TELNET&quot;;[.B71])))&gt;0;1;0)" office:value-type="float" office:value="0" calcext:value-type="float">
            <text:p>0</text:p>
          </table:table-cell>
          <table:table-cell table:style-name="ce6" table:formula="of:=IF(ISBLANK([.B71]);0; IF(SUM([.C71:.I71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72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72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72])))&gt;1;1;0)" office:value-type="float" office:value="0" calcext:value-type="float">
            <text:p>0</text:p>
          </table:table-cell>
          <table:table-cell table:style-name="ce6" table:formula="of:=IF(SUMPRODUCT(--ISNUMBER(SEARCH(&quot;ARDOP&quot;;[.B72])))&gt;0;1;0)" office:value-type="float" office:value="0" calcext:value-type="float">
            <text:p>0</text:p>
          </table:table-cell>
          <table:table-cell table:style-name="ce6" table:formula="of:=IF([.D72]=0;IF([.E72]=0;IF(SUMPRODUCT(--ISNUMBER(SEARCH({&quot;VARA&quot;;&quot;HF&quot;;&quot;40M&quot;;&quot;30M&quot;;&quot;20M&quot;;&quot;17M&quot;};[.B72])))&gt;1;1;0);0);0)" office:value-type="float" office:value="0" calcext:value-type="float">
            <text:p>0</text:p>
          </table:table-cell>
          <table:table-cell table:style-name="ce6" table:formula="of:=IF(SUMPRODUCT(--ISNUMBER(SEARCH(&quot;PACTOR&quot;;[.B72])))&gt;0;1;0)" office:value-type="float" office:value="0" calcext:value-type="float">
            <text:p>0</text:p>
          </table:table-cell>
          <table:table-cell table:style-name="ce6" table:formula="of:=IF(SUMPRODUCT(--ISNUMBER(SEARCH(&quot;TELNET&quot;;[.B72])))&gt;0;1;0)" office:value-type="float" office:value="0" calcext:value-type="float">
            <text:p>0</text:p>
          </table:table-cell>
          <table:table-cell table:style-name="ce6" table:formula="of:=IF(ISBLANK([.B72]);0; IF(SUM([.C72:.I7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73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73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73])))&gt;1;1;0)" office:value-type="float" office:value="0" calcext:value-type="float">
            <text:p>0</text:p>
          </table:table-cell>
          <table:table-cell table:style-name="ce6" table:formula="of:=IF(SUMPRODUCT(--ISNUMBER(SEARCH(&quot;ARDOP&quot;;[.B73])))&gt;0;1;0)" office:value-type="float" office:value="0" calcext:value-type="float">
            <text:p>0</text:p>
          </table:table-cell>
          <table:table-cell table:style-name="ce6" table:formula="of:=IF([.D73]=0;IF([.E73]=0;IF(SUMPRODUCT(--ISNUMBER(SEARCH({&quot;VARA&quot;;&quot;HF&quot;;&quot;40M&quot;;&quot;30M&quot;;&quot;20M&quot;;&quot;17M&quot;};[.B73])))&gt;1;1;0);0);0)" office:value-type="float" office:value="0" calcext:value-type="float">
            <text:p>0</text:p>
          </table:table-cell>
          <table:table-cell table:style-name="ce6" table:formula="of:=IF(SUMPRODUCT(--ISNUMBER(SEARCH(&quot;PACTOR&quot;;[.B73])))&gt;0;1;0)" office:value-type="float" office:value="0" calcext:value-type="float">
            <text:p>0</text:p>
          </table:table-cell>
          <table:table-cell table:style-name="ce6" table:formula="of:=IF(SUMPRODUCT(--ISNUMBER(SEARCH(&quot;TELNET&quot;;[.B73])))&gt;0;1;0)" office:value-type="float" office:value="0" calcext:value-type="float">
            <text:p>0</text:p>
          </table:table-cell>
          <table:table-cell table:style-name="ce6" table:formula="of:=IF(ISBLANK([.B73]);0; IF(SUM([.C73:.I7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74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74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74])))&gt;1;1;0)" office:value-type="float" office:value="0" calcext:value-type="float">
            <text:p>0</text:p>
          </table:table-cell>
          <table:table-cell table:style-name="ce6" table:formula="of:=IF(SUMPRODUCT(--ISNUMBER(SEARCH(&quot;ARDOP&quot;;[.B74])))&gt;0;1;0)" office:value-type="float" office:value="0" calcext:value-type="float">
            <text:p>0</text:p>
          </table:table-cell>
          <table:table-cell table:style-name="ce6" table:formula="of:=IF([.D74]=0;IF([.E74]=0;IF(SUMPRODUCT(--ISNUMBER(SEARCH({&quot;VARA&quot;;&quot;HF&quot;;&quot;40M&quot;;&quot;30M&quot;;&quot;20M&quot;;&quot;17M&quot;};[.B74])))&gt;1;1;0);0);0)" office:value-type="float" office:value="0" calcext:value-type="float">
            <text:p>0</text:p>
          </table:table-cell>
          <table:table-cell table:style-name="ce6" table:formula="of:=IF(SUMPRODUCT(--ISNUMBER(SEARCH(&quot;PACTOR&quot;;[.B74])))&gt;0;1;0)" office:value-type="float" office:value="0" calcext:value-type="float">
            <text:p>0</text:p>
          </table:table-cell>
          <table:table-cell table:style-name="ce6" table:formula="of:=IF(SUMPRODUCT(--ISNUMBER(SEARCH(&quot;TELNET&quot;;[.B74])))&gt;0;1;0)" office:value-type="float" office:value="0" calcext:value-type="float">
            <text:p>0</text:p>
          </table:table-cell>
          <table:table-cell table:style-name="ce6" table:formula="of:=IF(ISBLANK([.B74]);0; IF(SUM([.C74:.I7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75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75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75])))&gt;1;1;0)" office:value-type="float" office:value="0" calcext:value-type="float">
            <text:p>0</text:p>
          </table:table-cell>
          <table:table-cell table:style-name="ce6" table:formula="of:=IF(SUMPRODUCT(--ISNUMBER(SEARCH(&quot;ARDOP&quot;;[.B75])))&gt;0;1;0)" office:value-type="float" office:value="0" calcext:value-type="float">
            <text:p>0</text:p>
          </table:table-cell>
          <table:table-cell table:style-name="ce6" table:formula="of:=IF([.D75]=0;IF([.E75]=0;IF(SUMPRODUCT(--ISNUMBER(SEARCH({&quot;VARA&quot;;&quot;HF&quot;;&quot;40M&quot;;&quot;30M&quot;;&quot;20M&quot;;&quot;17M&quot;};[.B75])))&gt;1;1;0);0);0)" office:value-type="float" office:value="0" calcext:value-type="float">
            <text:p>0</text:p>
          </table:table-cell>
          <table:table-cell table:style-name="ce6" table:formula="of:=IF(SUMPRODUCT(--ISNUMBER(SEARCH(&quot;PACTOR&quot;;[.B75])))&gt;0;1;0)" office:value-type="float" office:value="0" calcext:value-type="float">
            <text:p>0</text:p>
          </table:table-cell>
          <table:table-cell table:style-name="ce6" table:formula="of:=IF(SUMPRODUCT(--ISNUMBER(SEARCH(&quot;TELNET&quot;;[.B75])))&gt;0;1;0)" office:value-type="float" office:value="0" calcext:value-type="float">
            <text:p>0</text:p>
          </table:table-cell>
          <table:table-cell table:style-name="ce6" table:formula="of:=IF(ISBLANK([.B75]);0; IF(SUM([.C75:.I7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76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76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76])))&gt;1;1;0)" office:value-type="float" office:value="0" calcext:value-type="float">
            <text:p>0</text:p>
          </table:table-cell>
          <table:table-cell table:style-name="ce6" table:formula="of:=IF(SUMPRODUCT(--ISNUMBER(SEARCH(&quot;ARDOP&quot;;[.B76])))&gt;0;1;0)" office:value-type="float" office:value="0" calcext:value-type="float">
            <text:p>0</text:p>
          </table:table-cell>
          <table:table-cell table:style-name="ce6" table:formula="of:=IF([.D76]=0;IF([.E76]=0;IF(SUMPRODUCT(--ISNUMBER(SEARCH({&quot;VARA&quot;;&quot;HF&quot;;&quot;40M&quot;;&quot;30M&quot;;&quot;20M&quot;;&quot;17M&quot;};[.B76])))&gt;1;1;0);0);0)" office:value-type="float" office:value="0" calcext:value-type="float">
            <text:p>0</text:p>
          </table:table-cell>
          <table:table-cell table:style-name="ce6" table:formula="of:=IF(SUMPRODUCT(--ISNUMBER(SEARCH(&quot;PACTOR&quot;;[.B76])))&gt;0;1;0)" office:value-type="float" office:value="0" calcext:value-type="float">
            <text:p>0</text:p>
          </table:table-cell>
          <table:table-cell table:style-name="ce6" table:formula="of:=IF(SUMPRODUCT(--ISNUMBER(SEARCH(&quot;TELNET&quot;;[.B76])))&gt;0;1;0)" office:value-type="float" office:value="0" calcext:value-type="float">
            <text:p>0</text:p>
          </table:table-cell>
          <table:table-cell table:style-name="ce6" table:formula="of:=IF(ISBLANK([.B76]);0; IF(SUM([.C76:.I7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77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77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77])))&gt;1;1;0)" office:value-type="float" office:value="0" calcext:value-type="float">
            <text:p>0</text:p>
          </table:table-cell>
          <table:table-cell table:style-name="ce6" table:formula="of:=IF(SUMPRODUCT(--ISNUMBER(SEARCH(&quot;ARDOP&quot;;[.B77])))&gt;0;1;0)" office:value-type="float" office:value="0" calcext:value-type="float">
            <text:p>0</text:p>
          </table:table-cell>
          <table:table-cell table:style-name="ce6" table:formula="of:=IF([.D77]=0;IF([.E77]=0;IF(SUMPRODUCT(--ISNUMBER(SEARCH({&quot;VARA&quot;;&quot;HF&quot;;&quot;40M&quot;;&quot;30M&quot;;&quot;20M&quot;;&quot;17M&quot;};[.B77])))&gt;1;1;0);0);0)" office:value-type="float" office:value="0" calcext:value-type="float">
            <text:p>0</text:p>
          </table:table-cell>
          <table:table-cell table:style-name="ce6" table:formula="of:=IF(SUMPRODUCT(--ISNUMBER(SEARCH(&quot;PACTOR&quot;;[.B77])))&gt;0;1;0)" office:value-type="float" office:value="0" calcext:value-type="float">
            <text:p>0</text:p>
          </table:table-cell>
          <table:table-cell table:style-name="ce6" table:formula="of:=IF(SUMPRODUCT(--ISNUMBER(SEARCH(&quot;TELNET&quot;;[.B77])))&gt;0;1;0)" office:value-type="float" office:value="0" calcext:value-type="float">
            <text:p>0</text:p>
          </table:table-cell>
          <table:table-cell table:style-name="ce6" table:formula="of:=IF(ISBLANK([.B77]);0; IF(SUM([.C77:.I7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78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78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78])))&gt;1;1;0)" office:value-type="float" office:value="0" calcext:value-type="float">
            <text:p>0</text:p>
          </table:table-cell>
          <table:table-cell table:style-name="ce6" table:formula="of:=IF(SUMPRODUCT(--ISNUMBER(SEARCH(&quot;ARDOP&quot;;[.B78])))&gt;0;1;0)" office:value-type="float" office:value="0" calcext:value-type="float">
            <text:p>0</text:p>
          </table:table-cell>
          <table:table-cell table:style-name="ce6" table:formula="of:=IF([.D78]=0;IF([.E78]=0;IF(SUMPRODUCT(--ISNUMBER(SEARCH({&quot;VARA&quot;;&quot;HF&quot;;&quot;40M&quot;;&quot;30M&quot;;&quot;20M&quot;;&quot;17M&quot;};[.B78])))&gt;1;1;0);0);0)" office:value-type="float" office:value="0" calcext:value-type="float">
            <text:p>0</text:p>
          </table:table-cell>
          <table:table-cell table:style-name="ce6" table:formula="of:=IF(SUMPRODUCT(--ISNUMBER(SEARCH(&quot;PACTOR&quot;;[.B78])))&gt;0;1;0)" office:value-type="float" office:value="0" calcext:value-type="float">
            <text:p>0</text:p>
          </table:table-cell>
          <table:table-cell table:style-name="ce6" table:formula="of:=IF(SUMPRODUCT(--ISNUMBER(SEARCH(&quot;TELNET&quot;;[.B78])))&gt;0;1;0)" office:value-type="float" office:value="0" calcext:value-type="float">
            <text:p>0</text:p>
          </table:table-cell>
          <table:table-cell table:style-name="ce6" table:formula="of:=IF(ISBLANK([.B78]);0; IF(SUM([.C78:.I7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79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79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79])))&gt;1;1;0)" office:value-type="float" office:value="0" calcext:value-type="float">
            <text:p>0</text:p>
          </table:table-cell>
          <table:table-cell table:style-name="ce6" table:formula="of:=IF(SUMPRODUCT(--ISNUMBER(SEARCH(&quot;ARDOP&quot;;[.B79])))&gt;0;1;0)" office:value-type="float" office:value="0" calcext:value-type="float">
            <text:p>0</text:p>
          </table:table-cell>
          <table:table-cell table:style-name="ce6" table:formula="of:=IF([.D79]=0;IF([.E79]=0;IF(SUMPRODUCT(--ISNUMBER(SEARCH({&quot;VARA&quot;;&quot;HF&quot;;&quot;40M&quot;;&quot;30M&quot;;&quot;20M&quot;;&quot;17M&quot;};[.B79])))&gt;1;1;0);0);0)" office:value-type="float" office:value="0" calcext:value-type="float">
            <text:p>0</text:p>
          </table:table-cell>
          <table:table-cell table:style-name="ce6" table:formula="of:=IF(SUMPRODUCT(--ISNUMBER(SEARCH(&quot;PACTOR&quot;;[.B79])))&gt;0;1;0)" office:value-type="float" office:value="0" calcext:value-type="float">
            <text:p>0</text:p>
          </table:table-cell>
          <table:table-cell table:style-name="ce6" table:formula="of:=IF(SUMPRODUCT(--ISNUMBER(SEARCH(&quot;TELNET&quot;;[.B79])))&gt;0;1;0)" office:value-type="float" office:value="0" calcext:value-type="float">
            <text:p>0</text:p>
          </table:table-cell>
          <table:table-cell table:style-name="ce6" table:formula="of:=IF(ISBLANK([.B79]);0; IF(SUM([.C79:.I79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80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80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80])))&gt;1;1;0)" office:value-type="float" office:value="0" calcext:value-type="float">
            <text:p>0</text:p>
          </table:table-cell>
          <table:table-cell table:style-name="ce6" table:formula="of:=IF(SUMPRODUCT(--ISNUMBER(SEARCH(&quot;ARDOP&quot;;[.B80])))&gt;0;1;0)" office:value-type="float" office:value="0" calcext:value-type="float">
            <text:p>0</text:p>
          </table:table-cell>
          <table:table-cell table:style-name="ce6" table:formula="of:=IF([.D80]=0;IF([.E80]=0;IF(SUMPRODUCT(--ISNUMBER(SEARCH({&quot;VARA&quot;;&quot;HF&quot;;&quot;40M&quot;;&quot;30M&quot;;&quot;20M&quot;;&quot;17M&quot;};[.B80])))&gt;1;1;0);0);0)" office:value-type="float" office:value="0" calcext:value-type="float">
            <text:p>0</text:p>
          </table:table-cell>
          <table:table-cell table:style-name="ce6" table:formula="of:=IF(SUMPRODUCT(--ISNUMBER(SEARCH(&quot;PACTOR&quot;;[.B80])))&gt;0;1;0)" office:value-type="float" office:value="0" calcext:value-type="float">
            <text:p>0</text:p>
          </table:table-cell>
          <table:table-cell table:style-name="ce6" table:formula="of:=IF(SUMPRODUCT(--ISNUMBER(SEARCH(&quot;TELNET&quot;;[.B80])))&gt;0;1;0)" office:value-type="float" office:value="0" calcext:value-type="float">
            <text:p>0</text:p>
          </table:table-cell>
          <table:table-cell table:style-name="ce6" table:formula="of:=IF(ISBLANK([.B80]);0; IF(SUM([.C80:.I80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81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81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81])))&gt;1;1;0)" office:value-type="float" office:value="0" calcext:value-type="float">
            <text:p>0</text:p>
          </table:table-cell>
          <table:table-cell table:style-name="ce6" table:formula="of:=IF(SUMPRODUCT(--ISNUMBER(SEARCH(&quot;ARDOP&quot;;[.B81])))&gt;0;1;0)" office:value-type="float" office:value="0" calcext:value-type="float">
            <text:p>0</text:p>
          </table:table-cell>
          <table:table-cell table:style-name="ce6" table:formula="of:=IF([.D81]=0;IF([.E81]=0;IF(SUMPRODUCT(--ISNUMBER(SEARCH({&quot;VARA&quot;;&quot;HF&quot;;&quot;40M&quot;;&quot;30M&quot;;&quot;20M&quot;;&quot;17M&quot;};[.B81])))&gt;1;1;0);0);0)" office:value-type="float" office:value="0" calcext:value-type="float">
            <text:p>0</text:p>
          </table:table-cell>
          <table:table-cell table:style-name="ce6" table:formula="of:=IF(SUMPRODUCT(--ISNUMBER(SEARCH(&quot;PACTOR&quot;;[.B81])))&gt;0;1;0)" office:value-type="float" office:value="0" calcext:value-type="float">
            <text:p>0</text:p>
          </table:table-cell>
          <table:table-cell table:style-name="ce6" table:formula="of:=IF(SUMPRODUCT(--ISNUMBER(SEARCH(&quot;TELNET&quot;;[.B81])))&gt;0;1;0)" office:value-type="float" office:value="0" calcext:value-type="float">
            <text:p>0</text:p>
          </table:table-cell>
          <table:table-cell table:style-name="ce6" table:formula="of:=IF(ISBLANK([.B81]);0; IF(SUM([.C81:.I81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82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82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82])))&gt;1;1;0)" office:value-type="float" office:value="0" calcext:value-type="float">
            <text:p>0</text:p>
          </table:table-cell>
          <table:table-cell table:style-name="ce6" table:formula="of:=IF(SUMPRODUCT(--ISNUMBER(SEARCH(&quot;ARDOP&quot;;[.B82])))&gt;0;1;0)" office:value-type="float" office:value="0" calcext:value-type="float">
            <text:p>0</text:p>
          </table:table-cell>
          <table:table-cell table:style-name="ce6" table:formula="of:=IF([.D82]=0;IF([.E82]=0;IF(SUMPRODUCT(--ISNUMBER(SEARCH({&quot;VARA&quot;;&quot;HF&quot;;&quot;40M&quot;;&quot;30M&quot;;&quot;20M&quot;;&quot;17M&quot;};[.B82])))&gt;1;1;0);0);0)" office:value-type="float" office:value="0" calcext:value-type="float">
            <text:p>0</text:p>
          </table:table-cell>
          <table:table-cell table:style-name="ce6" table:formula="of:=IF(SUMPRODUCT(--ISNUMBER(SEARCH(&quot;PACTOR&quot;;[.B82])))&gt;0;1;0)" office:value-type="float" office:value="0" calcext:value-type="float">
            <text:p>0</text:p>
          </table:table-cell>
          <table:table-cell table:style-name="ce6" table:formula="of:=IF(SUMPRODUCT(--ISNUMBER(SEARCH(&quot;TELNET&quot;;[.B82])))&gt;0;1;0)" office:value-type="float" office:value="0" calcext:value-type="float">
            <text:p>0</text:p>
          </table:table-cell>
          <table:table-cell table:style-name="ce6" table:formula="of:=IF(ISBLANK([.B82]);0; IF(SUM([.C82:.I8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83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83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83])))&gt;1;1;0)" office:value-type="float" office:value="0" calcext:value-type="float">
            <text:p>0</text:p>
          </table:table-cell>
          <table:table-cell table:style-name="ce6" table:formula="of:=IF(SUMPRODUCT(--ISNUMBER(SEARCH(&quot;ARDOP&quot;;[.B83])))&gt;0;1;0)" office:value-type="float" office:value="0" calcext:value-type="float">
            <text:p>0</text:p>
          </table:table-cell>
          <table:table-cell table:style-name="ce6" table:formula="of:=IF([.D83]=0;IF([.E83]=0;IF(SUMPRODUCT(--ISNUMBER(SEARCH({&quot;VARA&quot;;&quot;HF&quot;;&quot;40M&quot;;&quot;30M&quot;;&quot;20M&quot;;&quot;17M&quot;};[.B83])))&gt;1;1;0);0);0)" office:value-type="float" office:value="0" calcext:value-type="float">
            <text:p>0</text:p>
          </table:table-cell>
          <table:table-cell table:style-name="ce6" table:formula="of:=IF(SUMPRODUCT(--ISNUMBER(SEARCH(&quot;PACTOR&quot;;[.B83])))&gt;0;1;0)" office:value-type="float" office:value="0" calcext:value-type="float">
            <text:p>0</text:p>
          </table:table-cell>
          <table:table-cell table:style-name="ce6" table:formula="of:=IF(SUMPRODUCT(--ISNUMBER(SEARCH(&quot;TELNET&quot;;[.B83])))&gt;0;1;0)" office:value-type="float" office:value="0" calcext:value-type="float">
            <text:p>0</text:p>
          </table:table-cell>
          <table:table-cell table:style-name="ce6" table:formula="of:=IF(ISBLANK([.B83]);0; IF(SUM([.C83:.I8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84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84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84])))&gt;1;1;0)" office:value-type="float" office:value="0" calcext:value-type="float">
            <text:p>0</text:p>
          </table:table-cell>
          <table:table-cell table:style-name="ce6" table:formula="of:=IF(SUMPRODUCT(--ISNUMBER(SEARCH(&quot;ARDOP&quot;;[.B84])))&gt;0;1;0)" office:value-type="float" office:value="0" calcext:value-type="float">
            <text:p>0</text:p>
          </table:table-cell>
          <table:table-cell table:style-name="ce6" table:formula="of:=IF([.D84]=0;IF([.E84]=0;IF(SUMPRODUCT(--ISNUMBER(SEARCH({&quot;VARA&quot;;&quot;HF&quot;;&quot;40M&quot;;&quot;30M&quot;;&quot;20M&quot;;&quot;17M&quot;};[.B84])))&gt;1;1;0);0);0)" office:value-type="float" office:value="0" calcext:value-type="float">
            <text:p>0</text:p>
          </table:table-cell>
          <table:table-cell table:style-name="ce6" table:formula="of:=IF(SUMPRODUCT(--ISNUMBER(SEARCH(&quot;PACTOR&quot;;[.B84])))&gt;0;1;0)" office:value-type="float" office:value="0" calcext:value-type="float">
            <text:p>0</text:p>
          </table:table-cell>
          <table:table-cell table:style-name="ce6" table:formula="of:=IF(SUMPRODUCT(--ISNUMBER(SEARCH(&quot;TELNET&quot;;[.B84])))&gt;0;1;0)" office:value-type="float" office:value="0" calcext:value-type="float">
            <text:p>0</text:p>
          </table:table-cell>
          <table:table-cell table:style-name="ce6" table:formula="of:=IF(ISBLANK([.B84]);0; IF(SUM([.C84:.I8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85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85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85])))&gt;1;1;0)" office:value-type="float" office:value="0" calcext:value-type="float">
            <text:p>0</text:p>
          </table:table-cell>
          <table:table-cell table:style-name="ce6" table:formula="of:=IF(SUMPRODUCT(--ISNUMBER(SEARCH(&quot;ARDOP&quot;;[.B85])))&gt;0;1;0)" office:value-type="float" office:value="0" calcext:value-type="float">
            <text:p>0</text:p>
          </table:table-cell>
          <table:table-cell table:style-name="ce6" table:formula="of:=IF([.D85]=0;IF([.E85]=0;IF(SUMPRODUCT(--ISNUMBER(SEARCH({&quot;VARA&quot;;&quot;HF&quot;;&quot;40M&quot;;&quot;30M&quot;;&quot;20M&quot;;&quot;17M&quot;};[.B85])))&gt;1;1;0);0);0)" office:value-type="float" office:value="0" calcext:value-type="float">
            <text:p>0</text:p>
          </table:table-cell>
          <table:table-cell table:style-name="ce6" table:formula="of:=IF(SUMPRODUCT(--ISNUMBER(SEARCH(&quot;PACTOR&quot;;[.B85])))&gt;0;1;0)" office:value-type="float" office:value="0" calcext:value-type="float">
            <text:p>0</text:p>
          </table:table-cell>
          <table:table-cell table:style-name="ce6" table:formula="of:=IF(SUMPRODUCT(--ISNUMBER(SEARCH(&quot;TELNET&quot;;[.B85])))&gt;0;1;0)" office:value-type="float" office:value="0" calcext:value-type="float">
            <text:p>0</text:p>
          </table:table-cell>
          <table:table-cell table:style-name="ce6" table:formula="of:=IF(ISBLANK([.B85]);0; IF(SUM([.C85:.I8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86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86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86])))&gt;1;1;0)" office:value-type="float" office:value="0" calcext:value-type="float">
            <text:p>0</text:p>
          </table:table-cell>
          <table:table-cell table:style-name="ce6" table:formula="of:=IF(SUMPRODUCT(--ISNUMBER(SEARCH(&quot;ARDOP&quot;;[.B86])))&gt;0;1;0)" office:value-type="float" office:value="0" calcext:value-type="float">
            <text:p>0</text:p>
          </table:table-cell>
          <table:table-cell table:style-name="ce6" table:formula="of:=IF([.D86]=0;IF([.E86]=0;IF(SUMPRODUCT(--ISNUMBER(SEARCH({&quot;VARA&quot;;&quot;HF&quot;;&quot;40M&quot;;&quot;30M&quot;;&quot;20M&quot;;&quot;17M&quot;};[.B86])))&gt;1;1;0);0);0)" office:value-type="float" office:value="0" calcext:value-type="float">
            <text:p>0</text:p>
          </table:table-cell>
          <table:table-cell table:style-name="ce6" table:formula="of:=IF(SUMPRODUCT(--ISNUMBER(SEARCH(&quot;PACTOR&quot;;[.B86])))&gt;0;1;0)" office:value-type="float" office:value="0" calcext:value-type="float">
            <text:p>0</text:p>
          </table:table-cell>
          <table:table-cell table:style-name="ce6" table:formula="of:=IF(SUMPRODUCT(--ISNUMBER(SEARCH(&quot;TELNET&quot;;[.B86])))&gt;0;1;0)" office:value-type="float" office:value="0" calcext:value-type="float">
            <text:p>0</text:p>
          </table:table-cell>
          <table:table-cell table:style-name="ce6" table:formula="of:=IF(ISBLANK([.B86]);0; IF(SUM([.C86:.I8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87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87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87])))&gt;1;1;0)" office:value-type="float" office:value="0" calcext:value-type="float">
            <text:p>0</text:p>
          </table:table-cell>
          <table:table-cell table:style-name="ce6" table:formula="of:=IF(SUMPRODUCT(--ISNUMBER(SEARCH(&quot;ARDOP&quot;;[.B87])))&gt;0;1;0)" office:value-type="float" office:value="0" calcext:value-type="float">
            <text:p>0</text:p>
          </table:table-cell>
          <table:table-cell table:style-name="ce6" table:formula="of:=IF([.D87]=0;IF([.E87]=0;IF(SUMPRODUCT(--ISNUMBER(SEARCH({&quot;VARA&quot;;&quot;HF&quot;;&quot;40M&quot;;&quot;30M&quot;;&quot;20M&quot;;&quot;17M&quot;};[.B87])))&gt;1;1;0);0);0)" office:value-type="float" office:value="0" calcext:value-type="float">
            <text:p>0</text:p>
          </table:table-cell>
          <table:table-cell table:style-name="ce6" table:formula="of:=IF(SUMPRODUCT(--ISNUMBER(SEARCH(&quot;PACTOR&quot;;[.B87])))&gt;0;1;0)" office:value-type="float" office:value="0" calcext:value-type="float">
            <text:p>0</text:p>
          </table:table-cell>
          <table:table-cell table:style-name="ce6" table:formula="of:=IF(SUMPRODUCT(--ISNUMBER(SEARCH(&quot;TELNET&quot;;[.B87])))&gt;0;1;0)" office:value-type="float" office:value="0" calcext:value-type="float">
            <text:p>0</text:p>
          </table:table-cell>
          <table:table-cell table:style-name="ce6" table:formula="of:=IF(ISBLANK([.B87]);0; IF(SUM([.C87:.I8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88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88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88])))&gt;1;1;0)" office:value-type="float" office:value="0" calcext:value-type="float">
            <text:p>0</text:p>
          </table:table-cell>
          <table:table-cell table:style-name="ce6" table:formula="of:=IF(SUMPRODUCT(--ISNUMBER(SEARCH(&quot;ARDOP&quot;;[.B88])))&gt;0;1;0)" office:value-type="float" office:value="0" calcext:value-type="float">
            <text:p>0</text:p>
          </table:table-cell>
          <table:table-cell table:style-name="ce6" table:formula="of:=IF([.D88]=0;IF([.E88]=0;IF(SUMPRODUCT(--ISNUMBER(SEARCH({&quot;VARA&quot;;&quot;HF&quot;;&quot;40M&quot;;&quot;30M&quot;;&quot;20M&quot;;&quot;17M&quot;};[.B88])))&gt;1;1;0);0);0)" office:value-type="float" office:value="0" calcext:value-type="float">
            <text:p>0</text:p>
          </table:table-cell>
          <table:table-cell table:style-name="ce6" table:formula="of:=IF(SUMPRODUCT(--ISNUMBER(SEARCH(&quot;PACTOR&quot;;[.B88])))&gt;0;1;0)" office:value-type="float" office:value="0" calcext:value-type="float">
            <text:p>0</text:p>
          </table:table-cell>
          <table:table-cell table:style-name="ce6" table:formula="of:=IF(SUMPRODUCT(--ISNUMBER(SEARCH(&quot;TELNET&quot;;[.B88])))&gt;0;1;0)" office:value-type="float" office:value="0" calcext:value-type="float">
            <text:p>0</text:p>
          </table:table-cell>
          <table:table-cell table:style-name="ce6" table:formula="of:=IF(ISBLANK([.B88]);0; IF(SUM([.C88:.I8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89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89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89])))&gt;1;1;0)" office:value-type="float" office:value="0" calcext:value-type="float">
            <text:p>0</text:p>
          </table:table-cell>
          <table:table-cell table:style-name="ce6" table:formula="of:=IF(SUMPRODUCT(--ISNUMBER(SEARCH(&quot;ARDOP&quot;;[.B89])))&gt;0;1;0)" office:value-type="float" office:value="0" calcext:value-type="float">
            <text:p>0</text:p>
          </table:table-cell>
          <table:table-cell table:style-name="ce6" table:formula="of:=IF([.D89]=0;IF([.E89]=0;IF(SUMPRODUCT(--ISNUMBER(SEARCH({&quot;VARA&quot;;&quot;HF&quot;;&quot;40M&quot;;&quot;30M&quot;;&quot;20M&quot;;&quot;17M&quot;};[.B89])))&gt;1;1;0);0);0)" office:value-type="float" office:value="0" calcext:value-type="float">
            <text:p>0</text:p>
          </table:table-cell>
          <table:table-cell table:style-name="ce6" table:formula="of:=IF(SUMPRODUCT(--ISNUMBER(SEARCH(&quot;PACTOR&quot;;[.B89])))&gt;0;1;0)" office:value-type="float" office:value="0" calcext:value-type="float">
            <text:p>0</text:p>
          </table:table-cell>
          <table:table-cell table:style-name="ce6" table:formula="of:=IF(SUMPRODUCT(--ISNUMBER(SEARCH(&quot;TELNET&quot;;[.B89])))&gt;0;1;0)" office:value-type="float" office:value="0" calcext:value-type="float">
            <text:p>0</text:p>
          </table:table-cell>
          <table:table-cell table:style-name="ce6" table:formula="of:=IF(ISBLANK([.B89]);0; IF(SUM([.C89:.I89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90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90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90])))&gt;1;1;0)" office:value-type="float" office:value="0" calcext:value-type="float">
            <text:p>0</text:p>
          </table:table-cell>
          <table:table-cell table:style-name="ce6" table:formula="of:=IF(SUMPRODUCT(--ISNUMBER(SEARCH(&quot;ARDOP&quot;;[.B90])))&gt;0;1;0)" office:value-type="float" office:value="0" calcext:value-type="float">
            <text:p>0</text:p>
          </table:table-cell>
          <table:table-cell table:style-name="ce6" table:formula="of:=IF([.D90]=0;IF([.E90]=0;IF(SUMPRODUCT(--ISNUMBER(SEARCH({&quot;VARA&quot;;&quot;HF&quot;;&quot;40M&quot;;&quot;30M&quot;;&quot;20M&quot;;&quot;17M&quot;};[.B90])))&gt;1;1;0);0);0)" office:value-type="float" office:value="0" calcext:value-type="float">
            <text:p>0</text:p>
          </table:table-cell>
          <table:table-cell table:style-name="ce6" table:formula="of:=IF(SUMPRODUCT(--ISNUMBER(SEARCH(&quot;PACTOR&quot;;[.B90])))&gt;0;1;0)" office:value-type="float" office:value="0" calcext:value-type="float">
            <text:p>0</text:p>
          </table:table-cell>
          <table:table-cell table:style-name="ce6" table:formula="of:=IF(SUMPRODUCT(--ISNUMBER(SEARCH(&quot;TELNET&quot;;[.B90])))&gt;0;1;0)" office:value-type="float" office:value="0" calcext:value-type="float">
            <text:p>0</text:p>
          </table:table-cell>
          <table:table-cell table:style-name="ce6" table:formula="of:=IF(ISBLANK([.B90]);0; IF(SUM([.C90:.I90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91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91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91])))&gt;1;1;0)" office:value-type="float" office:value="0" calcext:value-type="float">
            <text:p>0</text:p>
          </table:table-cell>
          <table:table-cell table:style-name="ce6" table:formula="of:=IF(SUMPRODUCT(--ISNUMBER(SEARCH(&quot;ARDOP&quot;;[.B91])))&gt;0;1;0)" office:value-type="float" office:value="0" calcext:value-type="float">
            <text:p>0</text:p>
          </table:table-cell>
          <table:table-cell table:style-name="ce6" table:formula="of:=IF([.D91]=0;IF([.E91]=0;IF(SUMPRODUCT(--ISNUMBER(SEARCH({&quot;VARA&quot;;&quot;HF&quot;;&quot;40M&quot;;&quot;30M&quot;;&quot;20M&quot;;&quot;17M&quot;};[.B91])))&gt;1;1;0);0);0)" office:value-type="float" office:value="0" calcext:value-type="float">
            <text:p>0</text:p>
          </table:table-cell>
          <table:table-cell table:style-name="ce6" table:formula="of:=IF(SUMPRODUCT(--ISNUMBER(SEARCH(&quot;PACTOR&quot;;[.B91])))&gt;0;1;0)" office:value-type="float" office:value="0" calcext:value-type="float">
            <text:p>0</text:p>
          </table:table-cell>
          <table:table-cell table:style-name="ce6" table:formula="of:=IF(SUMPRODUCT(--ISNUMBER(SEARCH(&quot;TELNET&quot;;[.B91])))&gt;0;1;0)" office:value-type="float" office:value="0" calcext:value-type="float">
            <text:p>0</text:p>
          </table:table-cell>
          <table:table-cell table:style-name="ce6" table:formula="of:=IF(ISBLANK([.B91]);0; IF(SUM([.C91:.I91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92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92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92])))&gt;1;1;0)" office:value-type="float" office:value="0" calcext:value-type="float">
            <text:p>0</text:p>
          </table:table-cell>
          <table:table-cell table:style-name="ce6" table:formula="of:=IF(SUMPRODUCT(--ISNUMBER(SEARCH(&quot;ARDOP&quot;;[.B92])))&gt;0;1;0)" office:value-type="float" office:value="0" calcext:value-type="float">
            <text:p>0</text:p>
          </table:table-cell>
          <table:table-cell table:style-name="ce6" table:formula="of:=IF([.D92]=0;IF([.E92]=0;IF(SUMPRODUCT(--ISNUMBER(SEARCH({&quot;VARA&quot;;&quot;HF&quot;;&quot;40M&quot;;&quot;30M&quot;;&quot;20M&quot;;&quot;17M&quot;};[.B92])))&gt;1;1;0);0);0)" office:value-type="float" office:value="0" calcext:value-type="float">
            <text:p>0</text:p>
          </table:table-cell>
          <table:table-cell table:style-name="ce6" table:formula="of:=IF(SUMPRODUCT(--ISNUMBER(SEARCH(&quot;PACTOR&quot;;[.B92])))&gt;0;1;0)" office:value-type="float" office:value="0" calcext:value-type="float">
            <text:p>0</text:p>
          </table:table-cell>
          <table:table-cell table:style-name="ce6" table:formula="of:=IF(SUMPRODUCT(--ISNUMBER(SEARCH(&quot;TELNET&quot;;[.B92])))&gt;0;1;0)" office:value-type="float" office:value="0" calcext:value-type="float">
            <text:p>0</text:p>
          </table:table-cell>
          <table:table-cell table:style-name="ce6" table:formula="of:=IF(ISBLANK([.B92]);0; IF(SUM([.C92:.I9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93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93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93])))&gt;1;1;0)" office:value-type="float" office:value="0" calcext:value-type="float">
            <text:p>0</text:p>
          </table:table-cell>
          <table:table-cell table:style-name="ce6" table:formula="of:=IF(SUMPRODUCT(--ISNUMBER(SEARCH(&quot;ARDOP&quot;;[.B93])))&gt;0;1;0)" office:value-type="float" office:value="0" calcext:value-type="float">
            <text:p>0</text:p>
          </table:table-cell>
          <table:table-cell table:style-name="ce6" table:formula="of:=IF([.D93]=0;IF([.E93]=0;IF(SUMPRODUCT(--ISNUMBER(SEARCH({&quot;VARA&quot;;&quot;HF&quot;;&quot;40M&quot;;&quot;30M&quot;;&quot;20M&quot;;&quot;17M&quot;};[.B93])))&gt;1;1;0);0);0)" office:value-type="float" office:value="0" calcext:value-type="float">
            <text:p>0</text:p>
          </table:table-cell>
          <table:table-cell table:style-name="ce6" table:formula="of:=IF(SUMPRODUCT(--ISNUMBER(SEARCH(&quot;PACTOR&quot;;[.B93])))&gt;0;1;0)" office:value-type="float" office:value="0" calcext:value-type="float">
            <text:p>0</text:p>
          </table:table-cell>
          <table:table-cell table:style-name="ce6" table:formula="of:=IF(SUMPRODUCT(--ISNUMBER(SEARCH(&quot;TELNET&quot;;[.B93])))&gt;0;1;0)" office:value-type="float" office:value="0" calcext:value-type="float">
            <text:p>0</text:p>
          </table:table-cell>
          <table:table-cell table:style-name="ce6" table:formula="of:=IF(ISBLANK([.B93]);0; IF(SUM([.C93:.I93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94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94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94])))&gt;1;1;0)" office:value-type="float" office:value="0" calcext:value-type="float">
            <text:p>0</text:p>
          </table:table-cell>
          <table:table-cell table:style-name="ce6" table:formula="of:=IF(SUMPRODUCT(--ISNUMBER(SEARCH(&quot;ARDOP&quot;;[.B94])))&gt;0;1;0)" office:value-type="float" office:value="0" calcext:value-type="float">
            <text:p>0</text:p>
          </table:table-cell>
          <table:table-cell table:style-name="ce6" table:formula="of:=IF([.D94]=0;IF([.E94]=0;IF(SUMPRODUCT(--ISNUMBER(SEARCH({&quot;VARA&quot;;&quot;HF&quot;;&quot;40M&quot;;&quot;30M&quot;;&quot;20M&quot;;&quot;17M&quot;};[.B94])))&gt;1;1;0);0);0)" office:value-type="float" office:value="0" calcext:value-type="float">
            <text:p>0</text:p>
          </table:table-cell>
          <table:table-cell table:style-name="ce6" table:formula="of:=IF(SUMPRODUCT(--ISNUMBER(SEARCH(&quot;PACTOR&quot;;[.B94])))&gt;0;1;0)" office:value-type="float" office:value="0" calcext:value-type="float">
            <text:p>0</text:p>
          </table:table-cell>
          <table:table-cell table:style-name="ce6" table:formula="of:=IF(SUMPRODUCT(--ISNUMBER(SEARCH(&quot;TELNET&quot;;[.B94])))&gt;0;1;0)" office:value-type="float" office:value="0" calcext:value-type="float">
            <text:p>0</text:p>
          </table:table-cell>
          <table:table-cell table:style-name="ce6" table:formula="of:=IF(ISBLANK([.B94]);0; IF(SUM([.C94:.I94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95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95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95])))&gt;1;1;0)" office:value-type="float" office:value="0" calcext:value-type="float">
            <text:p>0</text:p>
          </table:table-cell>
          <table:table-cell table:style-name="ce6" table:formula="of:=IF(SUMPRODUCT(--ISNUMBER(SEARCH(&quot;ARDOP&quot;;[.B95])))&gt;0;1;0)" office:value-type="float" office:value="0" calcext:value-type="float">
            <text:p>0</text:p>
          </table:table-cell>
          <table:table-cell table:style-name="ce6" table:formula="of:=IF([.D95]=0;IF([.E95]=0;IF(SUMPRODUCT(--ISNUMBER(SEARCH({&quot;VARA&quot;;&quot;HF&quot;;&quot;40M&quot;;&quot;30M&quot;;&quot;20M&quot;;&quot;17M&quot;};[.B95])))&gt;1;1;0);0);0)" office:value-type="float" office:value="0" calcext:value-type="float">
            <text:p>0</text:p>
          </table:table-cell>
          <table:table-cell table:style-name="ce6" table:formula="of:=IF(SUMPRODUCT(--ISNUMBER(SEARCH(&quot;PACTOR&quot;;[.B95])))&gt;0;1;0)" office:value-type="float" office:value="0" calcext:value-type="float">
            <text:p>0</text:p>
          </table:table-cell>
          <table:table-cell table:style-name="ce6" table:formula="of:=IF(SUMPRODUCT(--ISNUMBER(SEARCH(&quot;TELNET&quot;;[.B95])))&gt;0;1;0)" office:value-type="float" office:value="0" calcext:value-type="float">
            <text:p>0</text:p>
          </table:table-cell>
          <table:table-cell table:style-name="ce6" table:formula="of:=IF(ISBLANK([.B95]);0; IF(SUM([.C95:.I95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96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96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96])))&gt;1;1;0)" office:value-type="float" office:value="0" calcext:value-type="float">
            <text:p>0</text:p>
          </table:table-cell>
          <table:table-cell table:style-name="ce6" table:formula="of:=IF(SUMPRODUCT(--ISNUMBER(SEARCH(&quot;ARDOP&quot;;[.B96])))&gt;0;1;0)" office:value-type="float" office:value="0" calcext:value-type="float">
            <text:p>0</text:p>
          </table:table-cell>
          <table:table-cell table:style-name="ce6" table:formula="of:=IF([.D96]=0;IF([.E96]=0;IF(SUMPRODUCT(--ISNUMBER(SEARCH({&quot;VARA&quot;;&quot;HF&quot;;&quot;40M&quot;;&quot;30M&quot;;&quot;20M&quot;;&quot;17M&quot;};[.B96])))&gt;1;1;0);0);0)" office:value-type="float" office:value="0" calcext:value-type="float">
            <text:p>0</text:p>
          </table:table-cell>
          <table:table-cell table:style-name="ce6" table:formula="of:=IF(SUMPRODUCT(--ISNUMBER(SEARCH(&quot;PACTOR&quot;;[.B96])))&gt;0;1;0)" office:value-type="float" office:value="0" calcext:value-type="float">
            <text:p>0</text:p>
          </table:table-cell>
          <table:table-cell table:style-name="ce6" table:formula="of:=IF(SUMPRODUCT(--ISNUMBER(SEARCH(&quot;TELNET&quot;;[.B96])))&gt;0;1;0)" office:value-type="float" office:value="0" calcext:value-type="float">
            <text:p>0</text:p>
          </table:table-cell>
          <table:table-cell table:style-name="ce6" table:formula="of:=IF(ISBLANK([.B96]);0; IF(SUM([.C96:.I96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97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97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97])))&gt;1;1;0)" office:value-type="float" office:value="0" calcext:value-type="float">
            <text:p>0</text:p>
          </table:table-cell>
          <table:table-cell table:style-name="ce6" table:formula="of:=IF(SUMPRODUCT(--ISNUMBER(SEARCH(&quot;ARDOP&quot;;[.B97])))&gt;0;1;0)" office:value-type="float" office:value="0" calcext:value-type="float">
            <text:p>0</text:p>
          </table:table-cell>
          <table:table-cell table:style-name="ce6" table:formula="of:=IF([.D97]=0;IF([.E97]=0;IF(SUMPRODUCT(--ISNUMBER(SEARCH({&quot;VARA&quot;;&quot;HF&quot;;&quot;40M&quot;;&quot;30M&quot;;&quot;20M&quot;;&quot;17M&quot;};[.B97])))&gt;1;1;0);0);0)" office:value-type="float" office:value="0" calcext:value-type="float">
            <text:p>0</text:p>
          </table:table-cell>
          <table:table-cell table:style-name="ce6" table:formula="of:=IF(SUMPRODUCT(--ISNUMBER(SEARCH(&quot;PACTOR&quot;;[.B97])))&gt;0;1;0)" office:value-type="float" office:value="0" calcext:value-type="float">
            <text:p>0</text:p>
          </table:table-cell>
          <table:table-cell table:style-name="ce6" table:formula="of:=IF(SUMPRODUCT(--ISNUMBER(SEARCH(&quot;TELNET&quot;;[.B97])))&gt;0;1;0)" office:value-type="float" office:value="0" calcext:value-type="float">
            <text:p>0</text:p>
          </table:table-cell>
          <table:table-cell table:style-name="ce6" table:formula="of:=IF(ISBLANK([.B97]);0; IF(SUM([.C97:.I97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98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98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98])))&gt;1;1;0)" office:value-type="float" office:value="0" calcext:value-type="float">
            <text:p>0</text:p>
          </table:table-cell>
          <table:table-cell table:style-name="ce6" table:formula="of:=IF(SUMPRODUCT(--ISNUMBER(SEARCH(&quot;ARDOP&quot;;[.B98])))&gt;0;1;0)" office:value-type="float" office:value="0" calcext:value-type="float">
            <text:p>0</text:p>
          </table:table-cell>
          <table:table-cell table:style-name="ce6" table:formula="of:=IF([.D98]=0;IF([.E98]=0;IF(SUMPRODUCT(--ISNUMBER(SEARCH({&quot;VARA&quot;;&quot;HF&quot;;&quot;40M&quot;;&quot;30M&quot;;&quot;20M&quot;;&quot;17M&quot;};[.B98])))&gt;1;1;0);0);0)" office:value-type="float" office:value="0" calcext:value-type="float">
            <text:p>0</text:p>
          </table:table-cell>
          <table:table-cell table:style-name="ce6" table:formula="of:=IF(SUMPRODUCT(--ISNUMBER(SEARCH(&quot;PACTOR&quot;;[.B98])))&gt;0;1;0)" office:value-type="float" office:value="0" calcext:value-type="float">
            <text:p>0</text:p>
          </table:table-cell>
          <table:table-cell table:style-name="ce6" table:formula="of:=IF(SUMPRODUCT(--ISNUMBER(SEARCH(&quot;TELNET&quot;;[.B98])))&gt;0;1;0)" office:value-type="float" office:value="0" calcext:value-type="float">
            <text:p>0</text:p>
          </table:table-cell>
          <table:table-cell table:style-name="ce6" table:formula="of:=IF(ISBLANK([.B98]);0; IF(SUM([.C98:.I98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99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99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99])))&gt;1;1;0)" office:value-type="float" office:value="0" calcext:value-type="float">
            <text:p>0</text:p>
          </table:table-cell>
          <table:table-cell table:style-name="ce6" table:formula="of:=IF(SUMPRODUCT(--ISNUMBER(SEARCH(&quot;ARDOP&quot;;[.B99])))&gt;0;1;0)" office:value-type="float" office:value="0" calcext:value-type="float">
            <text:p>0</text:p>
          </table:table-cell>
          <table:table-cell table:style-name="ce6" table:formula="of:=IF([.D99]=0;IF([.E99]=0;IF(SUMPRODUCT(--ISNUMBER(SEARCH({&quot;VARA&quot;;&quot;HF&quot;;&quot;40M&quot;;&quot;30M&quot;;&quot;20M&quot;;&quot;17M&quot;};[.B99])))&gt;1;1;0);0);0)" office:value-type="float" office:value="0" calcext:value-type="float">
            <text:p>0</text:p>
          </table:table-cell>
          <table:table-cell table:style-name="ce6" table:formula="of:=IF(SUMPRODUCT(--ISNUMBER(SEARCH(&quot;PACTOR&quot;;[.B99])))&gt;0;1;0)" office:value-type="float" office:value="0" calcext:value-type="float">
            <text:p>0</text:p>
          </table:table-cell>
          <table:table-cell table:style-name="ce6" table:formula="of:=IF(SUMPRODUCT(--ISNUMBER(SEARCH(&quot;TELNET&quot;;[.B99])))&gt;0;1;0)" office:value-type="float" office:value="0" calcext:value-type="float">
            <text:p>0</text:p>
          </table:table-cell>
          <table:table-cell table:style-name="ce6" table:formula="of:=IF(ISBLANK([.B99]);0; IF(SUM([.C99:.I99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100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100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100])))&gt;1;1;0)" office:value-type="float" office:value="0" calcext:value-type="float">
            <text:p>0</text:p>
          </table:table-cell>
          <table:table-cell table:style-name="ce6" table:formula="of:=IF(SUMPRODUCT(--ISNUMBER(SEARCH(&quot;ARDOP&quot;;[.B100])))&gt;0;1;0)" office:value-type="float" office:value="0" calcext:value-type="float">
            <text:p>0</text:p>
          </table:table-cell>
          <table:table-cell table:style-name="ce6" table:formula="of:=IF([.D100]=0;IF([.E100]=0;IF(SUMPRODUCT(--ISNUMBER(SEARCH({&quot;VARA&quot;;&quot;HF&quot;;&quot;40M&quot;;&quot;30M&quot;;&quot;20M&quot;;&quot;17M&quot;};[.B100])))&gt;1;1;0);0);0)" office:value-type="float" office:value="0" calcext:value-type="float">
            <text:p>0</text:p>
          </table:table-cell>
          <table:table-cell table:style-name="ce6" table:formula="of:=IF(SUMPRODUCT(--ISNUMBER(SEARCH(&quot;PACTOR&quot;;[.B100])))&gt;0;1;0)" office:value-type="float" office:value="0" calcext:value-type="float">
            <text:p>0</text:p>
          </table:table-cell>
          <table:table-cell table:style-name="ce6" table:formula="of:=IF(SUMPRODUCT(--ISNUMBER(SEARCH(&quot;TELNET&quot;;[.B100])))&gt;0;1;0)" office:value-type="float" office:value="0" calcext:value-type="float">
            <text:p>0</text:p>
          </table:table-cell>
          <table:table-cell table:style-name="ce6" table:formula="of:=IF(ISBLANK([.B100]);0; IF(SUM([.C100:.I100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101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101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101])))&gt;1;1;0)" office:value-type="float" office:value="0" calcext:value-type="float">
            <text:p>0</text:p>
          </table:table-cell>
          <table:table-cell table:style-name="ce6" table:formula="of:=IF(SUMPRODUCT(--ISNUMBER(SEARCH(&quot;ARDOP&quot;;[.B101])))&gt;0;1;0)" office:value-type="float" office:value="0" calcext:value-type="float">
            <text:p>0</text:p>
          </table:table-cell>
          <table:table-cell table:style-name="ce6" table:formula="of:=IF([.D101]=0;IF([.E101]=0;IF(SUMPRODUCT(--ISNUMBER(SEARCH({&quot;VARA&quot;;&quot;HF&quot;;&quot;40M&quot;;&quot;30M&quot;;&quot;20M&quot;;&quot;17M&quot;};[.B101])))&gt;1;1;0);0);0)" office:value-type="float" office:value="0" calcext:value-type="float">
            <text:p>0</text:p>
          </table:table-cell>
          <table:table-cell table:style-name="ce6" table:formula="of:=IF(SUMPRODUCT(--ISNUMBER(SEARCH(&quot;PACTOR&quot;;[.B101])))&gt;0;1;0)" office:value-type="float" office:value="0" calcext:value-type="float">
            <text:p>0</text:p>
          </table:table-cell>
          <table:table-cell table:style-name="ce6" table:formula="of:=IF(SUMPRODUCT(--ISNUMBER(SEARCH(&quot;TELNET&quot;;[.B101])))&gt;0;1;0)" office:value-type="float" office:value="0" calcext:value-type="float">
            <text:p>0</text:p>
          </table:table-cell>
          <table:table-cell table:style-name="ce6" table:formula="of:=IF(ISBLANK([.B101]);0; IF(SUM([.C101:.I101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formula="of:=IF(SUMPRODUCT(--ISNUMBER(SEARCH({&quot;PACKET&quot;;&quot;PKT&quot;};[.B102])))&gt;0;1;0)" office:value-type="float" office:value="0" calcext:value-type="float">
            <text:p>0</text:p>
          </table:table-cell>
          <table:table-cell table:style-name="ce6" table:formula="of:=IF(SUMPRODUCT(--ISNUMBER(SEARCH({&quot;VARA&quot;;&quot;VHF&quot;;&quot;2M&quot;};[.B102])))&gt;1;1;0)" office:value-type="float" office:value="0" calcext:value-type="float">
            <text:p>0</text:p>
          </table:table-cell>
          <table:table-cell table:style-name="ce6" table:formula="of:=IF(SUMPRODUCT(--ISNUMBER(SEARCH({&quot;VARA&quot;;&quot;UHF&quot;;&quot;70M&quot;;&quot;70CM&quot;};[.B102])))&gt;1;1;0)" office:value-type="float" office:value="0" calcext:value-type="float">
            <text:p>0</text:p>
          </table:table-cell>
          <table:table-cell table:style-name="ce6" table:formula="of:=IF(SUMPRODUCT(--ISNUMBER(SEARCH(&quot;ARDOP&quot;;[.B102])))&gt;0;1;0)" office:value-type="float" office:value="0" calcext:value-type="float">
            <text:p>0</text:p>
          </table:table-cell>
          <table:table-cell table:style-name="ce6" table:formula="of:=IF([.D102]=0;IF([.E102]=0;IF(SUMPRODUCT(--ISNUMBER(SEARCH({&quot;VARA&quot;;&quot;HF&quot;;&quot;40M&quot;;&quot;30M&quot;;&quot;20M&quot;;&quot;17M&quot;};[.B102])))&gt;1;1;0);0);0)" office:value-type="float" office:value="0" calcext:value-type="float">
            <text:p>0</text:p>
          </table:table-cell>
          <table:table-cell table:style-name="ce6" table:formula="of:=IF(SUMPRODUCT(--ISNUMBER(SEARCH(&quot;PACTOR&quot;;[.B102])))&gt;0;1;0)" office:value-type="float" office:value="0" calcext:value-type="float">
            <text:p>0</text:p>
          </table:table-cell>
          <table:table-cell table:style-name="ce6" table:formula="of:=IF(SUMPRODUCT(--ISNUMBER(SEARCH(&quot;TELNET&quot;;[.B102])))&gt;0;1;0)" office:value-type="float" office:value="0" calcext:value-type="float">
            <text:p>0</text:p>
          </table:table-cell>
          <table:table-cell table:style-name="ce6" table:formula="of:=IF(ISBLANK([.B102]);0; IF(SUM([.C102:.I102])=0;1;0))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2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1015" table:default-cell-style-name="Default"/>
        <table:table-row table:style-name="ro3">
          <table:table-cell table:style-name="ce44"/>
          <table:table-cell table:style-name="ce49" office:value-type="string" calcext:value-type="string">
            <text:p>Data</text:p>
          </table:table-cell>
          <table:table-cell table:style-name="ce55" table:number-columns-repeated="6"/>
          <table:table-cell table:style-name="ce61"/>
          <table:table-cell/>
          <table:table-cell table:style-name="ce67" office:value-type="string" calcext:value-type="string">
            <text:p>Callsign</text:p>
          </table:table-cell>
          <table:table-cell table:style-name="ce68" office:value-type="string" calcext:value-type="string">
            <text:p>Count - Callsign</text:p>
          </table:table-cell>
          <table:table-cell/>
          <table:table-cell table:style-name="ce36" office:value-type="string" calcext:value-type="string">
            <text:p>Checksum</text:p>
          </table:table-cell>
          <table:table-cell table:number-columns-repeated="1010"/>
        </table:table-row>
        <table:table-row table:style-name="ro3">
          <table:table-cell table:style-name="ce45" office:value-type="string" calcext:value-type="string">
            <text:p>Callsign</text:p>
          </table:table-cell>
          <table:table-cell table:style-name="ce50" office:value-type="string" calcext:value-type="string">
            <text:p>Sum - PACKET</text:p>
          </table:table-cell>
          <table:table-cell table:style-name="ce56" office:value-type="string" calcext:value-type="string">
            <text:p>Sum - VARA VHF</text:p>
          </table:table-cell>
          <table:table-cell table:style-name="ce56" office:value-type="string" calcext:value-type="string">
            <text:p>Sum - VARA UHF</text:p>
          </table:table-cell>
          <table:table-cell table:style-name="ce56" office:value-type="string" calcext:value-type="string">
            <text:p>Sum - ARDOP</text:p>
          </table:table-cell>
          <table:table-cell table:style-name="ce56" office:value-type="string" calcext:value-type="string">
            <text:p>Sum - VARA HF</text:p>
          </table:table-cell>
          <table:table-cell table:style-name="ce56" office:value-type="string" calcext:value-type="string">
            <text:p>Sum - PACTOR</text:p>
          </table:table-cell>
          <table:table-cell table:style-name="ce56" office:value-type="string" calcext:value-type="string">
            <text:p>Sum - TELNET</text:p>
          </table:table-cell>
          <table:table-cell table:style-name="ce62" office:value-type="string" calcext:value-type="string">
            <text:p>Sum - Other</text:p>
          </table:table-cell>
          <table:table-cell/>
          <table:table-cell table:style-name="ce46" office:value-type="string" calcext:value-type="string">
            <text:p>N0CALL</text:p>
          </table:table-cell>
          <table:table-cell table:style-name="ce69" office:value-type="float" office:value="7" calcext:value-type="float">
            <text:p>7</text:p>
          </table:table-cell>
          <table:table-cell/>
          <table:table-cell table:style-name="ce37" table:formula="of:=SUM([.B14:.H14]) = [.L14]" office:value-type="float" office:value="1" calcext:value-type="float">
            <office:annotation draw:style-name="gr2" draw:text-style-name="P2" svg:width="3.8972in" svg:height="0.5937in" svg:x="10.7291in" svg:y="0.5146in" draw:caption-point-x="-0.1602in" draw:caption-point-y="-0.3189in">
              <dc:date>2023-08-13T00:00:00</dc:date>
              <text:p text:style-name="P1"><text:span text:style-name="T1">If this is false there is a mode missing for at least 1 entry.</text:span></text:p>
              <text:p text:style-name="P1"><text:span text:style-name="T1"/></text:p>
            </office:annotation>
            <text:p>1</text:p>
          </table:table-cell>
          <table:table-cell table:number-columns-repeated="1010"/>
        </table:table-row>
        <table:table-row table:style-name="ro1">
          <table:table-cell table:style-name="ce46" office:value-type="string" calcext:value-type="string">
            <text:p>N0CALL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6" table:style-name="ce57" office:value-type="float" office:value="1" calcext:value-type="float">
            <text:p>1</text:p>
          </table:table-cell>
          <table:table-cell table:style-name="ce63" office:value-type="float" office:value="0" calcext:value-type="float">
            <text:p>0</text:p>
          </table:table-cell>
          <table:table-cell/>
          <table:table-cell table:style-name="ce47" office:value-type="string" calcext:value-type="string">
            <text:p>N1CALL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47" office:value-type="string" calcext:value-type="string">
            <text:p>N1CALL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5"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style-name="ce47" office:value-type="string" calcext:value-type="string">
            <text:p>N2CALL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style-name="ce47" office:value-type="string" calcext:value-type="string">
            <text:p>N2CALL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2" table:style-name="ce58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8" office:value-type="float" office:value="1" calcext:value-type="float">
            <text:p>1</text:p>
          </table:table-cell>
          <table:table-cell table:number-columns-repeated="2" table:style-name="ce58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/>
          <table:table-cell table:style-name="ce47" office:value-type="string" calcext:value-type="string">
            <text:p>(empty)</text:p>
          </table:table-cell>
          <table:table-cell table:style-name="ce71"/>
          <table:table-cell table:number-columns-repeated="1012"/>
        </table:table-row>
        <table:table-row table:style-name="ro1">
          <table:table-cell table:style-name="ce47" office:value-type="string" calcext:value-type="string">
            <text:p>(empty)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6" table:style-name="ce59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style-name="ce48" office:value-type="string" calcext:value-type="string">
            <text:p>Total Result</text:p>
          </table:table-cell>
          <table:table-cell table:style-name="ce72" office:value-type="float" office:value="11" calcext:value-type="float">
            <text:p>11</text:p>
          </table:table-cell>
          <table:table-cell table:number-columns-repeated="1012"/>
        </table:table-row>
        <table:table-row table:style-name="ro1">
          <table:table-cell table:style-name="ce48" office:value-type="string" calcext:value-type="string">
            <text:p>Total Result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-pilot-tables>
        <table:data-pilot-table table:name="Summary" table:application-data="" table:target-range-address="Summary.A1:Summary.I7" table:buttons="Summary.A2 Summary.B1" table:show-filter-button="false">
          <table:source-cell-range table:cell-range-address="RawData.A2:RawData.J102"/>
          <table:data-pilot-field table:source-field-name="Subjec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llsig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PACKE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RA VHF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RA UHF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RDOP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RA HF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ACTOR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LNET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Other" table:orientation="data" table:used-hierarchy="-1" table:function="sum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Summary 2" table:application-data="" table:target-range-address="Summary.K1:Summary.L6" table:buttons="Summary.K1" table:show-filter-button="false">
          <table:source-cell-range table:cell-range-address="RawData.A2:RawData.I102"/>
          <table:data-pilot-field table:source-field-name="Subjec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ACKE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RA VHF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RA UHF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RDOP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VARA HF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PACTO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0" table:display="true" table:show-details="true"/>
                <table:data-pilot-member table:name="1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LNET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allsign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llsign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  <table:data-pilot-member table:name="K5TBN" table:display="true" table:show-details="true"/>
                <table:data-pilot-member table:name="KD5U" table:display="true" table:show-details="true"/>
                <table:data-pilot-member table:name="KG5YUN" table:display="true" table:show-details="true"/>
                <table:data-pilot-member table:name="KI5OYC" table:display="true" table:show-details="true"/>
                <table:data-pilot-member table:name="KI5RTE" table:display="true" table:show-details="true"/>
                <table:data-pilot-member table:name="N8YUI" table:display="true" table:show-details="true"/>
                <table:data-pilot-member table:name="WA5LEE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&quot;Liberation Sans&quot;" svg:font-family="'&quot;Liberation Sans&quot;'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3">00/00/0000</text:date>, <text:time style:data-style-name="N2" text:time-value="11:40:17.97673606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awData" style:display-name="PageStyle_RawDat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ca8fe7424262805f223b9a2334bc7181abbcbf5e</meta:generator>
    <dc:date>2023-08-13T11:42:43.678664862</dc:date>
    <meta:editing-duration>PT2M25S</meta:editing-duration>
    <meta:editing-cycles>1</meta:editing-cycles>
    <meta:document-statistic meta:table-count="2" meta:cell-count="902" meta:object-count="0"/>
  </office:meta>
</office:document-meta>
</file>